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text-properties officeooo:paragraph-rsid="0060a907"/>
    </style:style>
    <style:style style:name="P50" style:family="paragraph" style:parent-style-name="Text_20_body">
      <style:text-properties officeooo:paragraph-rsid="006b17a5"/>
    </style:style>
    <style:style style:name="P51" style:family="paragraph" style:parent-style-name="Text_20_body">
      <style:text-properties officeooo:paragraph-rsid="00844b79"/>
    </style:style>
    <style:style style:name="P52" style:family="paragraph" style:parent-style-name="Text_20_body">
      <style:text-properties officeooo:paragraph-rsid="008befba"/>
    </style:style>
    <style:style style:name="P53" style:family="paragraph" style:parent-style-name="Text_20_body">
      <style:text-properties officeooo:paragraph-rsid="00906aa3"/>
    </style:style>
    <style:style style:name="P54" style:family="paragraph" style:parent-style-name="Text_20_body">
      <style:text-properties officeooo:paragraph-rsid="009423f0"/>
    </style:style>
    <style:style style:name="P55" style:family="paragraph" style:parent-style-name="Text_20_body">
      <style:text-properties officeooo:paragraph-rsid="00965cb2"/>
    </style:style>
    <style:style style:name="P56" style:family="paragraph" style:parent-style-name="Text_20_body">
      <style:text-properties officeooo:paragraph-rsid="009762a9"/>
    </style:style>
    <style:style style:name="P57" style:family="paragraph" style:parent-style-name="Text_20_body">
      <style:paragraph-properties fo:margin-left="1.251cm" fo:margin-right="0cm" fo:text-indent="0cm" style:auto-text-indent="false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61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62" style:family="paragraph" style:parent-style-name="Text_20_body">
      <style:paragraph-properties fo:margin-top="0.199cm" fo:margin-bottom="0.21cm" loext:contextual-spacing="false" style:writing-mode="page"/>
    </style:style>
    <style:style style:name="P63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2">
      <style:text-properties style:font-name="DejaVu Sans Mono1"/>
    </style:style>
    <style:style style:name="P66" style:family="paragraph" style:parent-style-name="Heading_20_2">
      <style:text-properties style:font-name="DejaVu Sans Mono1" fo:language="zxx" fo:country="none" fo:font-style="oblique" style:language-asian="zxx" style:country-asian="none" style:language-complex="zxx" style:country-complex="none"/>
    </style:style>
    <style:style style:name="P67" style:family="paragraph" style:parent-style-name="Heading_20_2">
      <style:text-properties style:font-name="DejaVu Sans Mono"/>
    </style:style>
    <style:style style:name="P68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69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0" style:family="paragraph" style:parent-style-name="Heading_20_2">
      <style:text-properties style:font-name="PT Sans"/>
    </style:style>
    <style:style style:name="P71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style:font-name="DejaVu Sans Mono"/>
    </style:style>
    <style:style style:name="P74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77" style:family="paragraph" style:parent-style-name="Heading_20_1">
      <style:text-properties style:font-name="PT Sans"/>
    </style:style>
    <style:style style:name="P78" style:family="paragraph" style:parent-style-name="Heading_20_1">
      <style:text-properties style:font-name="PT Serif1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Text_20_body" style:list-style-name="L1"/>
    <style:style style:name="P81" style:family="paragraph" style:parent-style-name="Text_20_body" style:list-style-name="L1">
      <style:text-properties officeooo:paragraph-rsid="002c0d7a"/>
    </style:style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Text_20_body" style:list-style-name="L4"/>
    <style:style style:name="P85" style:family="paragraph" style:parent-style-name="Text_20_body" style:list-style-name="L5"/>
    <style:style style:name="P86" style:family="paragraph" style:parent-style-name="Text_20_body" style:list-style-name="L6"/>
    <style:style style:name="P87" style:family="paragraph" style:parent-style-name="Text_20_body" style:list-style-name="L7"/>
    <style:style style:name="P88" style:family="paragraph" style:parent-style-name="Text_20_body" style:list-style-name="L8"/>
    <style:style style:name="P89" style:family="paragraph" style:parent-style-name="Text_20_body" style:list-style-name="L9"/>
    <style:style style:name="P90" style:family="paragraph" style:parent-style-name="Text_20_body" style:list-style-name="L10"/>
    <style:style style:name="P91" style:family="paragraph" style:parent-style-name="Text_20_body" style:list-style-name="L11"/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officeooo:rsid="007e1359" style:language-asian="zxx" style:country-asian="none" style:language-complex="zxx" style:country-complex="none"/>
    </style:style>
    <style:style style:name="T4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officeooo:rsid="0014c7f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060ae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style:font-name="Arial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54fff7"/>
    </style:style>
    <style:style style:name="T12" style:family="text">
      <style:text-properties style:font-name="DejaVu Sans1" officeooo:rsid="004eaa30"/>
    </style:style>
    <style:style style:name="T13" style:family="text">
      <style:text-properties style:font-name="DejaVu Sans1" officeooo:rsid="005095d5"/>
    </style:style>
    <style:style style:name="T14" style:family="text">
      <style:text-properties style:font-name="DejaVu Sans1" officeooo:rsid="0053e06a"/>
    </style:style>
    <style:style style:name="T15" style:family="text">
      <style:text-properties style:font-name="DejaVu Sans1" officeooo:rsid="005be380"/>
    </style:style>
    <style:style style:name="T16" style:family="text">
      <style:text-properties style:font-name="DejaVu Sans Mono1"/>
    </style:style>
    <style:style style:name="T17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8" style:family="text">
      <style:text-properties style:font-name="PT Sans3" style:font-name-asian="PT Sans3" style:font-name-complex="PT Sans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PT Sans"/>
    </style:style>
    <style:style style:name="T21" style:family="text">
      <style:text-properties style:font-name="PT Sans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4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DejaVu Sans Mono" fo:font-size="11pt" style:font-size-asian="11pt" style:font-size-complex="11pt"/>
    </style:style>
    <style:style style:name="T26" style:family="text">
      <style:text-properties style:font-name="PT Sans4" style:font-name-asian="Arial Unicode MS" style:font-name-complex="Tahoma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style:font-name="PT Serif1"/>
    </style:style>
    <style:style style:name="T30" style:family="text">
      <style:text-properties style:font-name="PT Serif1" officeooo:rsid="002ea102"/>
    </style:style>
    <style:style style:name="T31" style:family="text">
      <style:text-properties style:font-name="PT Mono"/>
    </style:style>
    <style:style style:name="T32" style:family="text">
      <style:text-properties style:font-name="PT Mono" fo:language="zxx" fo:country="none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5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6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font-name="PT Mono" fo:font-weight="normal" style:font-weight-asian="normal" style:font-weight-complex="normal"/>
    </style:style>
    <style:style style:name="T38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PT Mono" officeooo:rsid="0026e308"/>
    </style:style>
    <style:style style:name="T40" style:family="text">
      <style:text-properties style:font-name="PT Mono" officeooo:rsid="002c0d7a"/>
    </style:style>
    <style:style style:name="T41" style:family="text">
      <style:text-properties style:font-name="PT Mono" officeooo:rsid="005634d9"/>
    </style:style>
    <style:style style:name="T42" style:family="text">
      <style:text-properties style:font-name="PT Mono" officeooo:rsid="0053e06a"/>
    </style:style>
    <style:style style:name="T43" style:family="text">
      <style:text-properties style:font-name="PT Mono" officeooo:rsid="0064bb58"/>
    </style:style>
    <style:style style:name="T44" style:family="text">
      <style:text-properties officeooo:rsid="001b036d"/>
    </style:style>
    <style:style style:name="T45" style:family="text">
      <style:text-properties style:font-name-asian="PT Sans3" style:font-name-complex="PT Sans3"/>
    </style:style>
    <style:style style:name="T46" style:family="text">
      <style:text-properties officeooo:rsid="002679c6"/>
    </style:style>
    <style:style style:name="T47" style:family="text">
      <style:text-properties officeooo:rsid="0026e308"/>
    </style:style>
    <style:style style:name="T48" style:family="text">
      <style:text-properties officeooo:rsid="00295b9e"/>
    </style:style>
    <style:style style:name="T49" style:family="text">
      <style:text-properties officeooo:rsid="002c0d7a"/>
    </style:style>
    <style:style style:name="T50" style:family="text">
      <style:text-properties officeooo:rsid="002e8e2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e8e20" style:font-style-asian="italic" style:font-style-complex="italic"/>
    </style:style>
    <style:style style:name="T53" style:family="text">
      <style:text-properties officeooo:rsid="002ea102"/>
    </style:style>
    <style:style style:name="T54" style:family="text">
      <style:text-properties officeooo:rsid="0031f33c"/>
    </style:style>
    <style:style style:name="T55" style:family="text">
      <style:text-properties officeooo:rsid="00310441"/>
    </style:style>
    <style:style style:name="T56" style:family="text">
      <style:text-properties officeooo:rsid="00325850"/>
    </style:style>
    <style:style style:name="T57" style:family="text">
      <style:text-properties officeooo:rsid="0033207d"/>
    </style:style>
    <style:style style:name="T58" style:family="text">
      <style:text-properties officeooo:rsid="0034579c"/>
    </style:style>
    <style:style style:name="T59" style:family="text">
      <style:text-properties officeooo:rsid="0037ffb2"/>
    </style:style>
    <style:style style:name="T60" style:family="text">
      <style:text-properties officeooo:rsid="003c2541"/>
    </style:style>
    <style:style style:name="T61" style:family="text">
      <style:text-properties officeooo:rsid="003c6c5a"/>
    </style:style>
    <style:style style:name="T62" style:family="text">
      <style:text-properties officeooo:rsid="003dccb8"/>
    </style:style>
    <style:style style:name="T63" style:family="text">
      <style:text-properties officeooo:rsid="003f37d8"/>
    </style:style>
    <style:style style:name="T64" style:family="text">
      <style:text-properties officeooo:rsid="003f8cbc"/>
    </style:style>
    <style:style style:name="T65" style:family="text">
      <style:text-properties officeooo:rsid="0041e4fc"/>
    </style:style>
    <style:style style:name="T66" style:family="text">
      <style:text-properties officeooo:rsid="004430b6"/>
    </style:style>
    <style:style style:name="T67" style:family="text">
      <style:text-properties officeooo:rsid="007f0d99"/>
    </style:style>
    <style:style style:name="T68" style:family="text">
      <style:text-properties officeooo:rsid="00456255"/>
    </style:style>
    <style:style style:name="T69" style:family="text">
      <style:text-properties officeooo:rsid="00470cf8"/>
    </style:style>
    <style:style style:name="T70" style:family="text">
      <style:text-properties officeooo:rsid="004bb42d"/>
    </style:style>
    <style:style style:name="T71" style:family="text">
      <style:text-properties officeooo:rsid="004df9be"/>
    </style:style>
    <style:style style:name="T72" style:family="text">
      <style:text-properties officeooo:rsid="004eaa30"/>
    </style:style>
    <style:style style:name="T73" style:family="text">
      <style:text-properties officeooo:rsid="005095d5"/>
    </style:style>
    <style:style style:name="T74" style:family="text">
      <style:text-properties officeooo:rsid="0053e06a"/>
    </style:style>
    <style:style style:name="T75" style:family="text">
      <style:text-properties officeooo:rsid="0054fff7"/>
    </style:style>
    <style:style style:name="T76" style:family="text">
      <style:text-properties officeooo:rsid="005634d9"/>
    </style:style>
    <style:style style:name="T77" style:family="text">
      <style:text-properties officeooo:rsid="0058c9cd"/>
    </style:style>
    <style:style style:name="T78" style:family="text">
      <style:text-properties officeooo:rsid="005be380"/>
    </style:style>
    <style:style style:name="T79" style:family="text">
      <style:text-properties officeooo:rsid="005ea49b"/>
    </style:style>
    <style:style style:name="T80" style:family="text">
      <style:text-properties fo:color="#000066" style:font-name="DejaVu Sans1"/>
    </style:style>
    <style:style style:name="T81" style:family="text">
      <style:text-properties fo:color="#000099" style:font-name="DejaVu Sans1" style:text-underline-style="solid" style:text-underline-width="auto" style:text-underline-color="font-color"/>
    </style:style>
    <style:style style:name="T82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3" style:family="text">
      <style:text-properties officeooo:rsid="00607323"/>
    </style:style>
    <style:style style:name="T84" style:family="text">
      <style:text-properties officeooo:rsid="00771952"/>
    </style:style>
    <style:style style:name="T85" style:family="text">
      <style:text-properties officeooo:rsid="007c8924"/>
    </style:style>
    <style:style style:name="T86" style:family="text">
      <style:text-properties officeooo:rsid="007d5a28"/>
    </style:style>
    <style:style style:name="T87" style:family="text">
      <style:text-properties officeooo:rsid="007e1359"/>
    </style:style>
    <style:style style:name="T88" style:family="text">
      <style:text-properties officeooo:rsid="007e854e"/>
    </style:style>
    <style:style style:name="T89" style:family="text">
      <style:text-properties officeooo:rsid="007f84ef"/>
    </style:style>
    <style:style style:name="T90" style:family="text">
      <style:text-properties officeooo:rsid="008060ae"/>
    </style:style>
    <style:style style:name="T91" style:family="text">
      <style:text-properties officeooo:rsid="00833d41"/>
    </style:style>
    <style:style style:name="T92" style:family="text">
      <style:text-properties officeooo:rsid="00838edc"/>
    </style:style>
    <style:style style:name="T93" style:family="text">
      <style:text-properties officeooo:rsid="00846b8f"/>
    </style:style>
    <style:style style:name="T94" style:family="text">
      <style:text-properties officeooo:rsid="00890872"/>
    </style:style>
    <style:style style:name="T95" style:family="text">
      <style:text-properties officeooo:rsid="0089d7d3"/>
    </style:style>
    <style:style style:name="T96" style:family="text">
      <style:text-properties fo:font-weight="normal" officeooo:rsid="00838edc" style:font-weight-asian="normal" style:font-weight-complex="normal"/>
    </style:style>
    <style:style style:name="T97" style:family="text">
      <style:text-properties fo:font-weight="normal" officeooo:rsid="008befba" style:font-weight-asian="normal" style:font-weight-complex="normal"/>
    </style:style>
    <style:style style:name="T98" style:family="text">
      <style:text-properties fo:font-weight="normal" officeooo:rsid="007e854e" style:font-weight-asian="normal" style:font-weight-complex="normal"/>
    </style:style>
    <style:style style:name="T99" style:family="text">
      <style:text-properties fo:font-weight="normal" officeooo:rsid="00900126" style:font-weight-asian="normal" style:font-weight-complex="normal"/>
    </style:style>
    <style:style style:name="T100" style:family="text">
      <style:text-properties fo:font-weight="normal" officeooo:rsid="00906aa3" style:font-weight-asian="normal" style:font-weight-complex="normal"/>
    </style:style>
    <style:style style:name="T101" style:family="text">
      <style:text-properties fo:font-weight="normal" officeooo:rsid="00da1d46" style:font-weight-asian="normal" style:font-weight-complex="normal"/>
    </style:style>
    <style:style style:name="T102" style:family="text">
      <style:text-properties officeooo:rsid="00906aa3"/>
    </style:style>
    <style:style style:name="T10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1">RNtrack</text:span> <text:span text:style-name="T45">—</text:span> FTN Messages tracker</text:p>
      <text:p text:style-name="P8"/>
      <text:p text:style-name="P28"><text:span text:style-name="T5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4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64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64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64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72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72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72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72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72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72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72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72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72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72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72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72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72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72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72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72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72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72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72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72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72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72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72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72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72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72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72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72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72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72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6</text:a></text:p>
          <text:p text:style-name="P72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72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72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72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72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72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72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72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72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72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72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72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72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72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72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72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72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72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72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72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72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72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72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72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72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72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64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72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72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72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72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72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64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7</text:a></text:p>
          <text:p text:style-name="P72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1</text:a></text:p>
          <text:p text:style-name="P72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1</text:a></text:p>
          <text:p text:style-name="P64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3</text:a></text:p>
          <text:p text:style-name="P64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4</text:a></text:p>
          <text:p text:style-name="P64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64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8</text:a></text:p>
          <text:p text:style-name="P72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8</text:a></text:p>
          <text:p text:style-name="P72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72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9</text:a></text:p>
          <text:p text:style-name="P72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64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40</text:a></text:p>
          <text:p text:style-name="P72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72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1</text:a></text:p>
          <text:p text:style-name="P64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2</text:a></text:p>
          <text:p text:style-name="P72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2</text:a></text:p>
          <text:p text:style-name="P72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3</text:a></text:p>
          <text:p text:style-name="P72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75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75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4</text:a></text:p>
          <text:p text:style-name="P75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75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75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64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5</text:a></text:p>
          <text:p text:style-name="P64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5</text:a></text:p>
          <text:p text:style-name="P64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6</text:a></text:p>
        </text:index-body>
      </text:table-of-content>
      <text:p text:style-name="P3"/>
      <text:list xml:id="list1467463250" text:style-name="Outline">
        <text:list-item>
          <text:h text:style-name="P79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130313343591762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71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2">К</text:span>оманда <text:span text:style-name="T75">'</text:span><text:span text:style-name="T10">Mask:</text:span><text:span text:style-name="T75">'</text:span> задаёт маску (сама маска здесь не показана и заменена на многоточие), а команда <text:span text:style-name="T75">'</text:span><text:span text:style-name="T10">Action:</text:span><text:span text:style-name="T75">'</text:span> задаёт действие (здесь также не показано). <text:span text:style-name="T77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7">Есть ещё одна важная команда: '</text:span><text:span text:style-name="T12">ScanDir:</text:span><text:span text:style-name="T72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3">2</text:span></text:p>
      <text:p text:style-name="P35">Action: action_<text:span text:style-name="T73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10">ScanDir: message_base_1</text:span>» последовательно, одно за другим читает письма из базы писем <text:span text:style-name="T10">message_base_1</text:span>. В качестве такой базы может выступать каталог с пакетами <text:span text:style-name="T10">*.pkt</text:span>, каталог с сообщениями в формате MSG/Opus <text:span text:style-name="T10">*.msg</text:span>, база в формате JAM или база в формате Squish. Каждое <text:span text:style-name="T73">прочтённое письмо последовательно сравнивается с масками </text:span><text:span text:style-name="T10">mask_1</text:span>, <text:span text:style-name="T10">mask_</text:span><text:span text:style-name="T13">2</text:span><text:span text:style-name="T73">, …, </text:span><text:span text:style-name="T10">mask_n</text:span>. <text:span text:style-name="T73">Если письмо не сравнилось с маской </text:span><text:span text:style-name="T10">mask_1</text:span>, <text:span text:style-name="T73">то действие </text:span><text:span text:style-name="T10">action_1</text:span> <text:span text:style-name="T73">не выполняется, и письмо сравнивается с </text:span><text:span text:style-name="T10">mask_</text:span><text:span text:style-name="T13">2</text:span><text:span text:style-name="T73">. Если оно сравнилось с </text:span><text:span text:style-name="T10">mask_</text:span><text:span text:style-name="T13">2</text:span><text:span text:style-name="T73">, то выполняется действие </text:span><text:soft-page-break/><text:span text:style-name="T10">action_</text:span><text:span text:style-name="T13">2</text:span><text:span text:style-name="T73">, и обработка данного письма в этом </text:span>«<text:span text:style-name="T10">ScanDir: message_base_1</text:span>» <text:span text:style-name="T73">заканчивается, то есть сравнение со всеми последующими масками вплоть до следующей команды </text:span>«<text:span text:style-name="T10">ScanDir: message_base_2</text:span>» <text:span text:style-name="T73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4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4">и письмо удаляется из памяти</text:span>. <text:span text:style-name="T79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4">ScanDir:</text:span><text:span text:style-name="T74">', расположенной ниже в конфигурационном файле или при следующем запуске </text:span><text:span text:style-name="T42">RNtrack</text:span><text:span text:style-name="T74">.</text:span></text:p>
      <text:list xml:id="list130313848886371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31">RNtrack</text:span></text:span> без параметров, то <text:span text:style-name="T78">в Windows он в качестве конфигурационного попытается прочесть файл <text:s/></text:span><text:span text:style-name="T15">%USERPROFILE%\fido\rntrack.cfg</text:span><text:span text:style-name="T78">, в юниксоподобной операционной системе </text:span>он попытается <text:span text:style-name="T78">прочесть </text:span><text:span text:style-name="T15">~/fido/etc/rntrack.conf</text:span><text:span text:style-name="T78">, а в остальных операционных системах попытается</text:span> найти в текущем каталоге файл <text:span text:style-name="T15">rn</text:span><text:span text:style-name="Teletype"><text:span text:style-name="T10">track.cfg</text:span></text:span> и обработать его. </text:p>
      <text:p text:style-name="Text_20_body">Вы можете установить переменную окружения <text:span text:style-name="Teletype"><text:span text:style-name="T31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31">-c "d:\soft\</text:span></text:span><text:span text:style-name="Teletype"><text:span text:style-name="T32">fido</text:span></text:span><text:span text:style-name="Teletype"><text:span text:style-name="T31">\RNtrack.cfg"</text:span></text:span>. Пробел между '<text:span text:style-name="Teletype"><text:span text:style-name="T31">-c</text:span></text:span><text:span text:style-name="Teletype"><text:span text:style-name="T8">'</text:span></text:span> и началом пути обязателен. Кавычки обязательны. <text:span text:style-name="T46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31">'</text:span><text:span text:style-name="Internet_20_link"><text:span text:style-name="T37"><text:bookmark-ref text:reference-format="text" text:ref-name="TempMail">TempMail:</text:bookmark-ref></text:span></text:span><text:span text:style-name="T31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31">'</text:span><text:span text:style-name="Internet_20_link"><text:span text:style-name="T37"><text:bookmark-ref text:reference-format="text" text:ref-name="ScanDir">ScanDir:</text:bookmark-ref></text:span></text:span><text:span text:style-name="T31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130314678788056" text:continue-numbering="true" text:style-name="Outline">
        <text:list-item>
          <text:h text:style-name="P76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7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7">Для директив с параметрами д</text:span>воеточие является составной частью ключевого слова. Поэтому нельзя писать <text:span text:style-name="T31">"</text:span><text:span text:style-name="T37">Address :</text:span><text:span text:style-name="T31">"</text:span> вместо <text:span text:style-name="T31">"</text:span><text:span text:style-name="T37">Address:</text:span><text:span text:style-name="T31">"</text:span>. Комментарии могут начинаться с символа <text:span text:style-name="Teletype"><text:span text:style-name="T31">'\'</text:span></text:span> <text:span text:style-name="T47">и продолжаться </text:span>до конца строки или <text:span text:style-name="T47">начинаться с открывающей скобки </text:span><text:span text:style-name="Teletype"><text:span text:style-name="T31">'('</text:span></text:span> <text:span text:style-name="T47">и продолжаться до закрывающей скобки </text:span><text:span text:style-name="T39">'</text:span><text:span text:style-name="T31">)</text:span><text:span text:style-name="T39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31">%VAR%</text:span></text:span>. Например: </text:p>
      <text:p text:style-name="Text_20_body"><text:span text:style-name="T36">Nodelist</text:span><text:span text:style-name="T37">:</text:span><text:span text:style-name="T31"> </text:span><text:span text:style-name="Teletype"><text:span text:style-name="T31">"%NDL%\</text:span></text:span><text:span text:style-name="Teletype"><text:span text:style-name="T32">nodelist</text:span></text:span><text:span text:style-name="Teletype"><text:span text:style-name="T31">.*"</text:span></text:span></text:p>
      <text:p text:style-name="Text_20_body">Если строку <text:span text:style-name="Teletype"><text:span text:style-name="T31">%..%</text:span></text:span> не удалось разобрать как переменную окружения, то RNtrack будет пытаться разобрать её как шестнадцатеричное число <text:span text:style-name="T48">и будет считать это число</text:span> код<text:span text:style-name="T48">ом</text:span> символа. <text:s/>Например, <text:span text:style-name="Teletype"><text:span text:style-name="T31">%22%</text:span></text:span> будет воспринято как <text:span text:style-name="T48">кавычка</text:span> <text:span text:style-name="Teletype"><text:span text:style-name="T31">'"'</text:span></text:span>.</text:p>
      <text:p text:style-name="Text_20_body">Для того, чтобы использовать символ <text:span text:style-name="Teletype"><text:span text:style-name="T31">'%'</text:span></text:span> в строках, его надо писать дважды. Например:</text:p>
      <text:p text:style-name="Text_20_body"><text:span text:style-name="T37">Action: </text:span><text:span text:style-name="T36">NewMsg</text:span><text:span text:style-name="T32"> </text:span><text:span text:style-name="Teletype"><text:span text:style-name="T32">"tpl\badfrom.tpl" "h:\fido\post\netmail\out" "Alex Bagmanov" @ "%%" % "Bad source address" +l</text:span></text:span></text:p>
      <text:p text:style-name="Text_20_body">Ниже приведены все <text:span text:style-name="T48">директивы</text:span>, отсортированные по алфавиту.</text:p>
      <text:list xml:id="list130313762053479" text:continue-numbering="true" text:style-name="Outline">
        <text:list-item>
          <text:list>
            <text:list-item>
              <text:h text:style-name="P65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2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8">Time</text:span> аналогичен параметру <text:span text:style-name="Internet_20_link"><text:span text:style-name="T37"><text:bookmark-ref text:reference-format="text" text:ref-name="Time">Time</text:bookmark-ref></text:span></text:span> в команде <text:span text:style-name="T37">'</text:span><text:span text:style-name="T36">ScanDir</text:span><text:span text:style-name="T37">:'</text:span> и подробно описан в описании этой команды. (см. <text:span text:style-name="Internet_20_link"><text:span text:style-name="T31"><text:bookmark-ref text:reference-format="text" text:ref-name="Time">Time</text:bookmark-ref></text:span></text:span>)</text:p>
      <text:list xml:id="list130313716113184" text:continue-numbering="true" text:style-name="Outline">
        <text:list-item>
          <text:list>
            <text:list-item>
              <text:h text:style-name="P65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130313400145312" text:continue-numbering="true" text:style-name="Outline">
        <text:list-item>
          <text:list>
            <text:list-item>
              <text:h text:style-name="P66" text:outline-level="2"><text:bookmark-start text:name="__RefHeading__10127_813993393"/>A<text:span text:style-name="T6">d</text:span>d<text:span text:style-name="T84">ToNull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31">*.</text:span><text:span text:style-name="Teletype"><text:span text:style-name="T31">?UT</text:span></text:span> нулевой длины. По умолчанию на такие <text:span text:style-name="Teletype"><text:span text:style-name="T31">*.?UT</text:span></text:span> RNtrack ругается.</text:p>
      <text:list xml:id="list130314687597683" text:continue-numbering="true" text:style-name="Outline">
        <text:list-item>
          <text:list>
            <text:list-item>
              <text:h text:style-name="P67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31">'@'</text:span><text:span text:style-name="T16"> </text:span><text:span text:style-name="T10">(</text:span><text:span text:style-name="T29">см.</text:span> <text:span text:style-name="Internet_20_link"><text:span text:style-name="T31"><text:bookmark-ref text:reference-format="text" text:ref-name="Модификатор адреса">Модификатор '@'</text:bookmark-ref></text:span></text:span><text:span text:style-name="T16">)</text:span> и в описании команды <text:span text:style-name="T31">'</text:span><text:span text:style-name="Internet_20_link"><text:span text:style-name="T37"><text:reference-ref text:reference-format="text" text:ref-name="Action: Route">Action: Route</text:reference-ref></text:span></text:span><text:span text:style-name="T31">'</text:span> (или <text:span text:style-name="T31">'</text:span><text:span text:style-name="Internet_20_link"><text:span text:style-name="T37"><text:reference-ref text:reference-format="text" text:ref-name="Action: RouteFilebox">Action: RouteFilebox</text:reference-ref></text:span></text:span><text:span text:style-name="T31">'</text:span>).</text:p>
      <text:list xml:id="list130313357271403" text:continue-numbering="true" text:style-name="Outline">
        <text:list-item>
          <text:list>
            <text:list-item>
              <text:h text:style-name="P67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31">?UT</text:span>, а приаттаченные файлы в соответствующий <text:span text:style-name="T31">?LO</text:span>). Если указан <text:span text:style-name="T32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31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31">'</text:span><text:span text:style-name="T32">APktDir</text:span><text:span text:style-name="T31">:'</text:span>, не должен совпадать с каталогом, указанным в <text:span text:style-name="T31">'</text:span><text:span text:style-name="Internet_20_link"><text:span text:style-name="T31"><text:bookmark-ref text:reference-format="text" text:ref-name="Outbound">Outbound:</text:bookmark-ref></text:span></text:span><text:span text:style-name="T31">'</text:span>.</text:p>
      <text:list xml:id="list130313645126310" text:continue-numbering="true" text:style-name="Outline">
        <text:list-item>
          <text:list>
            <text:list-item>
              <text:h text:style-name="P67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31">Exit</text:span>.</text:p>
      <text:p text:style-name="Text_20_body">Учтите, что операции <text:span text:style-name="T29">"</text:span><text:span text:style-name="T31">Delete</text:span><text:span text:style-name="T29">"</text:span> и "<text:span text:style-name="T31">Move</text:span>" могут повести себя непредсказуемо, если возникла <text:span text:style-name="T19">действительно</text:span> сложная ситуация. Поэтому я рекомендую ими пользоваться только в том случае, если вы <text:span text:style-name="T19">абсолютно</text:span> уверены в том, что Вы делаете. </text:p>
      <text:p text:style-name="Text_20_body"><text:soft-page-break/>Дополнительные ограничения: </text:p>
      <text:list xml:id="list780326808" text:style-name="L1">
        <text:list-item>
          <text:p text:style-name="P81">В качестве базы <text:span text:style-name="T49">для операции "</text:span><text:span text:style-name="T40">Move</text:span><text:span text:style-name="T49">" </text:span>можно указывать базу только в формате <text:span text:style-name="T31">*.MSG</text:span>.</text:p>
        </text:list-item>
        <text:list-item>
          <text:p text:style-name="P80">Для всех баз, кроме <text:span text:style-name="T31">*.MSG</text:span> операции <text:span text:style-name="T31">Delete</text:span> и <text:span text:style-name="T31">Move</text:span> работают как <text:span text:style-name="T31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30313687828199" text:continue-list="list130313645126310" text:style-name="Outline">
        <text:list-item>
          <text:list>
            <text:list-item>
              <text:h text:style-name="P67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6">Skip</text:span>.</text:p>
      <text:list xml:id="list130314692174019" text:continue-numbering="true" text:style-name="Outline">
        <text:list-item>
          <text:list>
            <text:list-item>
              <text:h text:style-name="P67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9">Строка, которая будет искаться в теле письма. Подробнее о формате этой строки можно прочитать в главе </text:span><text:span text:style-name="T80"><text:bookmark-ref text:reference-format="text" text:ref-name="__RefHeading__10237_813993393">Параметры слова Mask:</text:bookmark-ref></text:span><text:span text:style-name="T29">, в пункте, описывающем маски</text:span><text:span text:style-name="T20"> </text:span><text:span text:style-name="T32">FromName</text:span><text:span text:style-name="T20"> </text:span><text:span text:style-name="T29">и</text:span><text:span text:style-name="T20"> </text:span><text:span text:style-name="T32">ToName</text:span><text:span text:style-name="T20"> (</text:span><text:span text:style-name="T29">см.</text:span><text:span text:style-name="T20"> </text:span><text:span text:style-name="Internet_20_link"><text:span text:style-name="T10"><text:bookmark-ref text:reference-format="text" text:ref-name="FromName">FromName</text:bookmark-ref></text:span></text:span><text:span text:style-name="T20">). </text:span><text:span text:style-name="T29">Будьте внимательны, маска </text:span><text:span text:style-name="T20">"</text:span><text:span text:style-name="T31">Hi</text:span><text:span text:style-name="T20">" </text:span><text:span text:style-name="T29">(например) будет означать именно то, что Вы написали. А именно, письмо должно состоять из одной строки </text:span><text:span text:style-name="T20">"</text:span><text:span text:style-name="T31">Hi</text:span><text:span text:style-name="T20">"</text:span><text:span text:style-name="T29"> (причём даже без перевода строки), для того, чтобы совпасть с этой маской. Поэтому правильной маской в этом случае будет </text:span><text:span text:style-name="T20">"</text:span><text:span text:style-name="T31">*Hi*</text:span><text:span text:style-name="T20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6">!</text:span>' <text:span text:style-name="T50">письмо совпадает с этим параметром, если число строк в письме</text:span> <text:span text:style-name="T51">больше или равно</text:span> <text:span text:style-name="T50">заданного параметром</text:span>. Со <text:soft-page-break/>знаком '<text:span text:style-name="T16">!</text:span>' <text:span text:style-name="T50">письмо совпадает с этим параметром, если число строк в письме</text:span> <text:span text:style-name="T52">меньше</text:span> <text:span text:style-name="T50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6">!</text:span>' <text:span text:style-name="T50">письмо совпадает с этим параметром, если число байтов в письме</text:span> <text:span text:style-name="T51">больше или равно</text:span> <text:span text:style-name="T50">заданного параметром</text:span>. Со знаком '<text:span text:style-name="T16">!</text:span>' <text:span text:style-name="T50">письмо совпадает с этим параметром, если число байтов в письме</text:span> <text:span text:style-name="T52">меньше</text:span> <text:span text:style-name="T50">заданного параметром</text:span>.</text:p>
          </table:table-cell>
        </table:table-row>
      </table:table>
      <text:p text:style-name="P63">Тело письма совпадает с маской, если оно совпадает со всеми тремя параметрами.</text:p>
      <text:list xml:id="list130314647258831" text:continue-numbering="true" text:style-name="Outline">
        <text:list-item>
          <text:list>
            <text:list-item>
              <text:h text:style-name="P67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62">Подробнее о действии данно<text:span text:style-name="T53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9">и </text:span><text:span text:style-name="Internet_20_link"><text:bookmark-ref text:reference-format="text" text:ref-name="__RefHeading__3044_61882448">Адресная маска "&amp;"</text:bookmark-ref></text:span><text:span text:style-name="T9">. </text:span><text:span text:style-name="T29">Если данн</text:span><text:span text:style-name="T30">ая</text:span><text:span text:style-name="T29"> </text:span><text:span text:style-name="T30">директива</text:span><text:span text:style-name="T29"> пропущен</text:span><text:span text:style-name="T30">а</text:span><text:span text:style-name="T29">, то считается</text:span><text:span text:style-name="T20"> </text:span><text:span text:style-name="T31">'Checkpoints: Never'</text:span><text:span text:style-name="T20">.</text:span></text:p>
      <text:list xml:id="list130314117098449" text:continue-numbering="true" text:style-name="Outline">
        <text:list-item>
          <text:list>
            <text:list-item>
              <text:h text:style-name="P68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5">данная директива присутствует в конфигурационном файле и в процессе исполнения другой директивы обнаружилось, что</text:span> указанная <text:span text:style-name="T55">в ней</text:span> база <text:span text:style-name="T55">писем</text:span> отсутствует, то <text:span text:style-name="T55">будет создана новая база</text:span>. По умолчанию создание новых баз запрещено.</text:p>
      <text:list xml:id="list130313222298912" text:continue-numbering="true" text:style-name="Outline">
        <text:list-item>
          <text:list>
            <text:list-item>
              <text:h text:style-name="P67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4">FTN </text:span>домен для адреса (адресов). Используется в The Brake!-файл-боксах. По умолчанию: "<text:span text:style-name="T32">fidonet</text:span>".</text:p>
      <text:list xml:id="list130314252320619" text:continue-numbering="true" text:style-name="Outline">
        <text:list-item>
          <text:list>
            <text:list-item>
              <text:h text:style-name="P68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130314281601993" text:continue-numbering="true" text:style-name="Outline">
        <text:list-item>
          <text:list>
            <text:list-item>
              <text:h text:style-name="P68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2">z.n.f.p</text:span>, <text:s/>где <text:span text:style-name="T31">z</text:span> <text:span text:style-name="T18">—</text:span> зона, <text:span text:style-name="T31">n</text:span> <text:span text:style-name="T18">—</text:span> сеть, <text:span text:style-name="T31">f</text:span> <text:span text:style-name="T18">—</text:span> узел, <text:span text:style-name="T31">p</text:span> <text:span text:style-name="T18">—</text:span> пойнт.</text:p>
      <text:p text:style-name="Text_20_body"><text:soft-page-break/>Пример: <text:span text:style-name="T31">2.5030.1157.0</text:span><text:span text:style-name="T16"> </text:span><text:span text:style-name="T18">— </text:span>это файл-бокс узла 2:5030/1157.</text:p>
      <text:list xml:id="list130314298881704" text:continue-numbering="true" text:style-name="Outline">
        <text:list-item>
          <text:list>
            <text:list-item>
              <text:h text:style-name="P67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domain.z.n.f.p.flavour</text:span> (The Brake!, <text:span text:style-name="T1">flavour</text:span> = <text:span text:style-name="T31">hold, normal, direct, crash, immediate</text:span>).</text:p>
          </table:table-cell>
        </table:table-row>
      </table:table>
      <text:p text:style-name="Text_20_body">Здесь <text:span text:style-name="T31">z</text:span> <text:span text:style-name="T18">—</text:span> зона, <text:span text:style-name="T31">n</text:span> <text:span text:style-name="T18">—</text:span> сеть, <text:span text:style-name="T31">f</text:span> <text:span text:style-name="T18">—</text:span> узел, <text:span text:style-name="T31">p</text:span> <text:span text:style-name="T18">—</text:span> пойнт.</text:p>
      <text:list xml:id="list130312704284062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3">FileInbound</text:span><text:span text:style-name="T22">: "h:\</text:span><text:span text:style-name="T23">inb\prot</text:span><text:span text:style-name="T22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130313487215256" text:continue-numbering="true" text:style-name="Outline">
        <text:list-item>
          <text:list>
            <text:list-item>
              <text:h text:style-name="P68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31">INTL</text:span>, то этот кладж добавляется при всех перемещениях и изменениях этого письма, см. также '<text:span text:style-name="Internet_20_link"><text:span text:style-name="T31"><text:bookmark-ref text:reference-format="text" text:ref-name="__RefHeading__10233_813993393">UseOwnZone</text:bookmark-ref></text:span></text:span>'.</text:p>
      <text:list xml:id="list130313176720815" text:continue-numbering="true" text:style-name="Outline">
        <text:list-item>
          <text:list>
            <text:list-item>
              <text:h text:style-name="P68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130313281537093" text:continue-numbering="true" text:style-name="Outline">
        <text:list-item>
          <text:list>
            <text:list-item>
              <text:h text:style-name="P68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31">.</text:span><text:span text:style-name="T32">bsy</text:span> флаги. При указании данного слова RNtrack не проверяет и не создаёт данные флаги. <text:span text:style-name="T6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30312987369284" text:continue-numbering="true" text:style-name="Outline">
        <text:list-item>
          <text:list>
            <text:list-item>
              <text:h text:style-name="P68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30314476995286" text:continue-numbering="true" text:style-name="Outline">
        <text:list-item>
          <text:list>
            <text:list-item>
              <text:h text:style-name="P68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2">RNtrack.ndl</text:span>, и создаваться он будет в текущем каталоге.</text:p>
      <text:list xml:id="list130313085936055" text:continue-numbering="true" text:style-name="Outline">
        <text:list-item>
          <text:list>
            <text:list-item>
              <text:h text:style-name="P68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31"><text:reference-ref text:reference-format="text" text:ref-name="Action: Route">Action: Route</text:reference-ref></text:span></text:span> (или <text:span text:style-name="Internet_20_link"><text:span text:style-name="T31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2">KillSent</text:span> (<text:span text:style-name="T31">k</text:span>), то письмо будет удалено, иначе <text:span text:style-name="T18">—</text:span> нет.</text:p>
          </table:table-cell>
        </table:table-row>
      </table:table>
      <text:p text:style-name="P46">По умолчанию считается, что '<text:span text:style-name="T32">KillRoutedMessage</text:span><text:span text:style-name="T31">: Always</text:span>'. Удаление письма выполняется в базе писем, указанной в той команде '<text:span text:style-name="Internet_20_link"><text:span text:style-name="T31"><text:bookmark-ref text:reference-format="text" text:ref-name="ScanDir">ScanDir:</text:bookmark-ref></text:span></text:span>', к которой относится '<text:span text:style-name="Internet_20_link"><text:span text:style-name="T31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5">другими командами '</text:span><text:span text:style-name="T11">Action:</text:span><text:span text:style-name="T75">', расположенными непосредственно вслед за данной</text:span>.</text:p>
      <text:list xml:id="list130314258392211" text:continue-numbering="true" text:style-name="Outline">
        <text:list-item>
          <text:list>
            <text:list-item>
              <text:h text:style-name="P68" text:outline-level="2"><text:bookmark-start text:name="KludgeMask"/><text:bookmark-start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6">Kludges</text:span>, и тех, что считаются <text:span text:style-name="T17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2">FromName</text:span> и <text:span text:style-name="T32">ToName</text:span> (см. <text:span text:style-name="Internet_20_link"><text:span text:style-name="T31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2">KludgeName</text:span> и <text:span text:style-name="T32">KludgeBody</text:span> в письме. Без знака <text:span text:style-name="T16">'!'</text:span> сравнение идёт на "больше или равно". Со знаком <text:span text:style-name="T16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30313713358924" text:continue-numbering="true" text:style-name="Outline">
        <text:list-item>
          <text:list>
            <text:list-item>
              <text:h text:style-name="P68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30313293472218" text:continue-numbering="true" text:style-name="Outline">
        <text:list-item>
          <text:list>
            <text:list-item>
              <text:h text:style-name="P68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31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30313710446213" text:continue-numbering="true" text:style-name="Outline">
        <text:list-item>
          <text:list>
            <text:list-item>
              <text:h text:style-name="P68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P49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31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31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2">"</text:span><text:span text:style-name="T31">2:5030/9999,</text:span><text:span text:style-name="T22">"</text:span> ибо <text:span text:style-name="T1">Unimail</text:span> ставит в Via строку вида: </text:p>
      <text:p text:style-name="P60"><text:span text:style-name="T24">UniMail</text:span><text:span text:style-name="T25">/W32 0.43b 2:5030/9999, 02 Jun 1998 15:39:32 UTC +0400</text:span><text:span text:style-name="T28">.</text:span></text:p>
      <text:list xml:id="list130314651273460" text:continue-numbering="true" text:style-name="Outline">
        <text:list-item>
          <text:list>
            <text:list-item>
              <text:h text:style-name="P67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31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81"><text:bookmark-ref text:reference-format="text" text:ref-name="__RefHeading__10237_813993393">Параметры слова Mask:</text:bookmark-ref></text:span>.</text:p>
      <text:list xml:id="list130314523519468" text:continue-numbering="true" text:style-name="Outline">
        <text:list-item>
          <text:list>
            <text:list-item>
              <text:h text:style-name="P68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31">g</text:span>' в '<text:span text:style-name="Internet_20_link"><text:span text:style-name="T3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31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2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30313847635974" text:continue-numbering="true" text:style-name="Outline">
        <text:list-item>
          <text:list>
            <text:list-item>
              <text:h text:style-name="P68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31">A</text:span>' в '<text:span text:style-name="Internet_20_link"><text:span text:style-name="T3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31"><text:bookmark-ref text:reference-format="text" text:ref-name="Flags">Flags</text:bookmark-ref></text:span></text:span>).</text:p>
      <text:list xml:id="list130314200217304" text:continue-numbering="true" text:style-name="Outline">
        <text:list-item>
          <text:list>
            <text:list-item>
              <text:h text:style-name="P68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130314523390570" text:continue-numbering="true" text:style-name="Outline">
        <text:list-item>
          <text:list>
            <text:list-item>
              <text:h text:style-name="P68" text:outline-level="2"><text:bookmark-start text:name="MaxMsgSize"/><text:bookmark-start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130314834752317" text:continue-numbering="true" text:style-name="Outline">
        <text:list-item>
          <text:list>
            <text:list-item>
              <text:h text:style-name="P68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130314547794665" text:continue-numbering="true" text:style-name="Outline">
        <text:list-item>
          <text:list>
            <text:list-item>
              <text:h text:style-name="P68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2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2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130314234094729" text:continue-numbering="true" text:style-name="Outline">
        <text:list-item>
          <text:list>
            <text:list-item>
              <text:h text:style-name="P68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2">Nodelist: "nodelist.*" </text:span><text:span text:style-name="T1">эквивалентно</text:span><text:span text:style-name="T31"> </text:span><text:span text:style-name="T32">"o:\nodelist\nodelist.*"</text:span></text:p>
      <text:p text:style-name="Text_20_body"><text:span text:style-name="T32">Nodelist: "z7\z7-list.*"</text:span><text:span text:style-name="T31"> </text:span><text:span text:style-name="T1">эквивалентно</text:span><text:span text:style-name="T31"> </text:span><text:span text:style-name="T32">"o:\nodelist\z7\z7-list.*"</text:span></text:p>
      <text:p text:style-name="Text_20_body"><text:span text:style-name="T32">Nodelist: "c:\addlist.*"</text:span><text:span text:style-name="T31"> </text:span><text:span text:style-name="T1">эквивалентно</text:span><text:span text:style-name="T31"> </text:span><text:span text:style-name="T32">"c:\addlist.*"</text:span></text:p>
      <text:list xml:id="list130313550239979" text:continue-numbering="true" text:style-name="Outline">
        <text:list-item>
          <text:list>
            <text:list-item>
              <text:h text:style-name="P68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31"><text:bookmark-ref text:reference-format="text" text:ref-name="ActionIgnore">Action: Ignore</text:bookmark-ref></text:span></text:span>'. По умолчанию вывод на экран и в журнал включён.</text:p>
      <text:list xml:id="list130313156588679" text:continue-numbering="true" text:style-name="Outline">
        <text:list-item>
          <text:list>
            <text:list-item>
              <text:h text:style-name="P67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31"><text:bookmark-ref text:reference-format="text" text:ref-name="Origin">@Origin</text:bookmark-ref></text:span></text:span>.</text:p>
      <text:list xml:id="list130313259925503" text:continue-numbering="true" text:style-name="Outline">
        <text:list-item>
          <text:list>
            <text:list-item>
              <text:h text:style-name="P68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, а маршрутизируете нетмейл другой программой.</text:p>
      <text:list xml:id="list130312967935001" text:continue-numbering="true" text:style-name="Outline">
        <text:list-item>
          <text:list>
            <text:list-item>
              <text:h text:style-name="P68" text:outline-level="2"><text:bookmark-start text:name="Password"/><text:bookmark-start text:name="__RefHeading__10199_813993393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130313432301867" text:continue-numbering="true" text:style-name="Outline">
        <text:list-item>
          <text:list>
            <text:list-item>
              <text:h text:style-name="P69" text:outline-level="2"><text:bookmark-start text:name="ScanDir"/><text:bookmark-start text:name="__RefHeading__10201_813993393"/><text:span text:style-name="T22">ScanDir:</text:span><text:bookmark-end text:name="ScanDir"/><text:span text:style-name="T22"> ...</text:span><text:bookmark-end text:name="__RefHeading__10201_813993393"/></text:h>
            </text:list-item>
          </text:list>
        </text:list-item>
      </text:list>
      <text:p text:style-name="Text_20_body">Команда '<text:span text:style-name="T32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31"><text:bookmark-ref text:reference-format="text" text:ref-name="Mask">Mask:</text:bookmark-ref></text:span></text:span>' и при совпадении с маской можно выполнить над ним действия командами '<text:span text:style-name="T31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2">ScanDir:</text:span>', относятся к ней, пока не встретится новая команда '<text:span text:style-name="T32">ScanDir:</text:span>' или не закончится текст конфигурационного файла.</text:p>
      <text:p text:style-name="Text_20_body">Если указано дополнительное слово <text:span text:style-name="T31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31">*.MSG</text:span> формата.</text:p>
      <text:p text:style-name="Text_20_body">Если указано <text:span text:style-name="T31">Unpack</text:span> <text:span text:style-name="T18">—</text:span> распаковать аутбаунд в указанную базу <text:span text:style-name="T6">перед</text:span> тем, как будут выполнены любые действия с базой.</text:p>
      <text:p text:style-name="Text_20_body">Если указано <text:span text:style-name="T31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31">!</text:span>', то сканирование будет произведено только при <text:span text:style-name="T6">отсутствии</text:span> данного файла. Если перед именем файла идёт знак '<text:span text:style-name="T31">#</text:span>', то этот файл будет удалён после сканирования базы.</text:p>
      <text:p text:style-name="Text_20_body">Формат <text:bookmark-start text:name="Time"/><text:span text:style-name="T31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31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6">один</text:span> раз каждый день (после 00:00).</text:p>
      <text:p text:style-name="P32">Daily 17:00</text:p>
      <text:p text:style-name="Text_20_body">Сканируем базу <text:span text:style-name="T6">один</text:span> раз в день, после 17:00.</text:p>
      <text:p text:style-name="P32">Daily 17:00-18:00</text:p>
      <text:p text:style-name="Text_20_body">Сканируем базу при <text:span text:style-name="T6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6">один</text:span> раз после 8 утра, <text:span text:style-name="T6">один</text:span> раз после 12 дня, <text:span text:style-name="T6">один</text:span> раз после 14 дня и <text:span text:style-name="T6">каждый</text:span> запуск в промежутке с 20:00 по 22:00.</text:p>
      <text:p text:style-name="P32">Daily P.00:15</text:p>
      <text:p text:style-name="Text_20_body">Сканируем базу <text:span text:style-name="T6">один</text:span> раз через каждые 15 минут. Эта запись <text:span text:style-name="T18">—</text:span> сокращённый вариант записи <text:span text:style-name="T31">Daily 00:00 00:15 00:30 00:45 01:00...</text:span> Первое событие при использовании данной формы записи всегда начинается в 00:00. Последнее событие <text:span text:style-name="T18">—</text:span> всегда в пределах 00:00-23:59. Например, при указании <text:span text:style-name="T31">P.00:54</text:span> первое событие будет в 00:00, второе <text:span text:style-name="T18">—</text:span> в 00:54, последнее <text:span text:style-name="T18">—</text:span> в 23:24.</text:p>
      <text:p text:style-name="P32">Weekly</text:p>
      <text:p text:style-name="Text_20_body">Если параметры опущены, то сканируем данную базу <text:span text:style-name="T6">один</text:span> раз каждую неделю (после 00:00 воскресенья).</text:p>
      <text:p text:style-name="P32">Weekly 1</text:p>
      <text:p text:style-name="Text_20_body">Сканируем базу <text:span text:style-name="T6">один</text:span> раз в понедельник.</text:p>
      <text:p text:style-name="P32">Weekly 2-3</text:p>
      <text:p text:style-name="Text_20_body">Сканируем базу при <text:span text:style-name="T6">каждом</text:span> запуске со вторника по среду включительно.</text:p>
      <text:p text:style-name="Text_20_body"><text:span text:style-name="T31">Weekly 1 3 5</text:span> </text:p>
      <text:p text:style-name="Text_20_body">Сканируем базу <text:span text:style-name="T6">один</text:span> раз в понедельник, <text:span text:style-name="T6">один</text:span> раз в среду и <text:span text:style-name="T6">один</text:span> раз в пятницу.</text:p>
      <text:p text:style-name="Text_20_body">Обратите внимание на то, когда база сканируется <text:span text:style-name="T6">один</text:span> раз (если указано только начало события) и когда при <text:span text:style-name="T6">каждом</text:span> запуске (если указан диапазон).</text:p>
      <text:p text:style-name="Text_20_body">Если в качестве базы указано <text:bookmark-start text:name="BeforeRoute"/><text:span text:style-name="T32">@BeforeRoute</text:span><text:bookmark-end text:name="BeforeRoute"/> или <text:bookmark-start text:name="AfterRoute"/><text:span text:style-name="T32">@AfterRoute</text:span><text:bookmark-end text:name="AfterRoute"/>, то данный '<text:span text:style-name="T32">ScanDir:</text:span>' будет срабатывать до или после выполнения команд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 в <text:s/>последующих '<text:span text:style-name="T32">ScanDir:</text:span>'. Использование модификаторов <text:span text:style-name="T31">Renumber</text:span>, <text:span text:style-name="T31">Unpack</text:span> и <text:span text:style-name="T31">Time</text:span> для '<text:span text:style-name="T32">ScanDir:</text:span>' данного типа невозможно. Также запрещено использование '<text:span text:style-name="Internet_20_link"><text:span text:style-name="T31"><text:reference-ref text:reference-format="text" text:ref-name="Action: Route">Action: Route</text:reference-ref></text:span></text:span>'.</text:p>
      <text:list xml:id="list130314557080081" text:continue-numbering="true" text:style-name="Outline">
        <text:list-item>
          <text:list>
            <text:list-item>
              <text:h text:style-name="P67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31">File</text:span>" существует, значит активна другая копия <text:span text:style-name="T1">RNtrack-а</text:span>. Параметр <text:span text:style-name="T31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130313847732171" text:continue-numbering="true" text:style-name="Outline">
        <text:list-item>
          <text:list>
            <text:list-item>
              <text:h text:style-name="P68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31">Route</text:span>". Если использовать данное слово, то Via будет добавляться и при выполнении команд "<text:span text:style-name="Internet_20_link"><text:span text:style-name="T31"><text:bookmark-ref text:reference-format="text" text:ref-name="Copy">Copy</text:bookmark-ref></text:span></text:span>" (будет добавлено к копии), "<text:span text:style-name="Internet_20_link"><text:span text:style-name="T31"><text:bookmark-ref text:reference-format="text" text:ref-name="Move">Move</text:bookmark-ref></text:span></text:span>", "<text:span text:style-name="Internet_20_link"><text:span text:style-name="T31"><text:bookmark-ref text:reference-format="text" text:ref-name="AddNote">AddNote</text:bookmark-ref></text:span></text:span>", "<text:span text:style-name="Internet_20_link"><text:span text:style-name="T31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31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30314491894773" text:continue-numbering="true" text:style-name="Outline">
        <text:list-item>
          <text:list>
            <text:list-item>
              <text:h text:style-name="P68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31"><text:bookmark-ref text:reference-format="text" text:ref-name="ActionScript">Action: Script</text:bookmark-ref></text:span></text:span>.</text:p>
      <text:list xml:id="list130313834685812" text:continue-numbering="true" text:style-name="Outline">
        <text:list-item>
          <text:list>
            <text:list-item>
              <text:h text:style-name="P68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2">smask</text:span>" <text:span text:style-name="T18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30313266445247" text:continue-numbering="true" text:style-name="Outline">
        <text:list-item>
          <text:list>
            <text:list-item>
              <text:h text:style-name="P68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130314400418924" text:continue-numbering="true" text:style-name="Outline">
        <text:list-item>
          <text:list>
            <text:list-item>
              <text:h text:style-name="P68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1"><text:bookmark-ref text:reference-format="text" text:ref-name="__RefHeading__3044_61882448">Адресная маска "&amp;"</text:bookmark-ref></text:span>.</text:p>
      <text:list xml:id="list130314665497340" text:continue-numbering="true" text:style-name="Outline">
        <text:list-item>
          <text:list>
            <text:list-item>
              <text:h text:style-name="P68" text:outline-level="2"><text:bookmark-start text:name="__RefHeading__10215_813993393"/>SysopName: "Vladimir <text:span text:style-name="T57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2">@Sysop</text:span>. Кавычки обязательны. И вообще, везде, где <text:span text:style-name="T56">в этом руководстве </text:span>кавычки стоят, они обязательны.</text:p>
      <text:list xml:id="list130312874440101" text:continue-numbering="true" text:style-name="Outline">
        <text:list-item>
          <text:list>
            <text:list-item>
              <text:h text:style-name="P68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2">@Tearline</text:span>. Если не указан, будет использоваться <text:span text:style-name="T23">"</text:span><text:span text:style-name="T32">--- Rntrack/XXX X.XX.</text:span><text:span text:style-name="T33">X</text:span><text:span text:style-name="T32">X</text:span><text:span text:style-name="T23">"</text:span>.</text:p>
      <text:list xml:id="list130313716459202" text:continue-numbering="true" text:style-name="Outline">
        <text:list-item>
          <text:list>
            <text:list-item>
              <text:h text:style-name="P68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31">Unpack</text:span> (ключ <text:span text:style-name="T31">-u</text:span> в командной строке). Этот ключ может быть пропущен, если Вы не пользуетесь перепаковкой аутбаунда.</text:p>
      <text:list xml:id="list130314557808797" text:continue-numbering="true" text:style-name="Outline">
        <text:list-item>
          <text:list>
            <text:list-item>
              <text:h text:style-name="P68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30313064189137" text:continue-numbering="true" text:style-name="Outline">
        <text:list-item>
          <text:list>
            <text:list-item>
              <text:h text:style-name="P68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130314260069499" text:continue-numbering="true" text:style-name="Outline">
        <text:list-item>
          <text:list>
            <text:list-item>
              <text:h text:style-name="P68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30314719621487" text:continue-numbering="true" text:style-name="Outline">
        <text:list-item>
          <text:list>
            <text:list-item>
              <text:h text:style-name="P68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8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130314823187156" text:continue-numbering="true" text:style-name="Outline">
        <text:list-item>
          <text:list>
            <text:list-item>
              <text:h text:style-name="P68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130313439682327" text:continue-numbering="true" text:style-name="Outline">
        <text:list-item>
          <text:list>
            <text:list-item>
              <text:h text:style-name="P68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31">*.?lo</text:span> для приаттаченных файлов. Вы должны определить <text:span text:style-name="Internet_20_link"><text:span text:style-name="T31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130313652204977" text:continue-numbering="true" text:style-name="Outline">
        <text:list-item>
          <text:list>
            <text:list-item>
              <text:h text:style-name="P68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2">Via</text:span>. Отличия форматов в следующем.</text:p>
      <text:p text:style-name="Text_20_body">Без '<text:span text:style-name="T32">UseNewVia</text:span>' : </text:p>
      <text:p text:style-name="Text_20_body"><text:tab/><text:span text:style-name="T31">"Via 2:5030/9999 RNtrack </text:span><text:span text:style-name="T43">1</text:span><text:span text:style-name="T31">.06/W32 08 Oct 1999 03:03:59 UTC+0400"</text:span></text:p>
      <text:p text:style-name="Text_20_body">С использованием '<text:span text:style-name="T32">UseNewVia</text:span>' :</text:p>
      <text:p text:style-name="Text_20_body"><text:tab/>"<text:span text:style-name="T31">Via 2:5030/9999 @19991007.230359.UTC RNtrack </text:span><text:span text:style-name="T43">1</text:span><text:span text:style-name="T31">.06/W32</text:span>"</text:p>
      <text:p text:style-name="P40">Я настойчиво рекомендую использовать '<text:span text:style-name="T32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2"><text:bookmark-ref text:reference-format="text" text:ref-name="LoopStr">LoopStr:</text:bookmark-ref></text:span><text:span text:style-name="T1">', если, конечно, Вы ей пользуетесь.</text:span></text:p>
      <text:list xml:id="list130314492123681" text:continue-numbering="true" text:style-name="Outline">
        <text:list-item>
          <text:list>
            <text:list-item>
              <text:h text:style-name="P68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30314732068126" text:continue-numbering="true" text:style-name="Outline">
        <text:list-item>
          <text:list>
            <text:list-item>
              <text:h text:style-name="P67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4">равна</text:span> +3. Используется в кладжах при выполнении команды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8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30314618271160" text:continue-numbering="true" text:style-name="Outline">
        <text:list-item>
          <text:h text:style-name="P77" text:outline-level="1"><text:bookmark-start text:name="__RefHeading__10237_813993393"/>Параметры слова Mask:<text:bookmark-end text:name="__RefHeading__10237_813993393"/></text:h>
        </text:list-item>
      </text:list>
      <text:p text:style-name="Text_20_body">Ключевое слово '<text:span text:style-name="T31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130314850570811" text:continue-numbering="true" text:style-name="Outline">
        <text:list-item>
          <text:list>
            <text:list-item>
              <text:h text:style-name="P70" text:outline-level="2"><text:bookmark-start text:name="FromName"/><text:bookmark-start text:name="__RefHeading__14278_1391431384"/><text:span text:style-name="T1">FromName</text:span><text:bookmark-end text:name="FromName"/>, <text:span text:style-name="T1">ToName</text:span><text:bookmark-end text:name="__RefHeading__14278_1391431384"/></text:h>
            </text:list-item>
          </text:list>
        </text:list-item>
      </text:list>
      <text:p text:style-name="Text_20_body"><text:span text:style-name="T59">Эти поля маски сравниваются с т</text:span>екстовы<text:span text:style-name="T59">ми</text:span> поля<text:span text:style-name="T60">ми</text:span> из письма <text:span text:style-name="T59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57">'<text:span text:style-name="T22">*</text:span>' <text:span text:style-name="T18">—</text:span> любое число любых символов;<text:line-break/>'<text:span text:style-name="T22">?</text:span>' <text:span text:style-name="T18">—</text:span> любой символ;<text:line-break/>'<text:span text:style-name="T22">#</text:span>' <text:span text:style-name="T18">—</text:span> любая цифра;<text:line-break/>'<text:span text:style-name="T22">$</text:span>' <text:span text:style-name="T18">—</text:span> любой печатный символ (т.е. все символы "больше" пробела);<text:line-break/>'<text:span text:style-name="T22">[</text:span>' и '<text:span text:style-name="T22">]</text:span>' <text:span text:style-name="T18">—</text:span> только указанные символы;<text:line-break/>'<text:span text:style-name="T22">[!</text:span>' и '<text:span text:style-name="T22">]</text:span>' <text:span text:style-name="T18">—</text:span> только <text:span text:style-name="T6">не</text:span> указанные символы.</text:p>
      <text:p text:style-name="Text_20_body">Если первым символом стоит '<text:span text:style-name="T22">!</text:span>', то проверяется на несовпадение.</text:p>
      <text:p text:style-name="Text_20_body">Например:</text:p>
      <text:p text:style-name="P57">"<text:span text:style-name="T31">*Fix*</text:span>" <text:span text:style-name="T18">—</text:span> проверить на нахождение данной подстроки. Например, "<text:span text:style-name="T21">AreaFix</text:span>", "<text:span text:style-name="T32">FixIt</text:span>" и "<text:span text:style-name="T32">Somefixation</text:span>" подпадут под эту маску.</text:p>
      <text:p text:style-name="P57">"<text:span text:style-name="T31">*@*.[rs]u</text:span>" <text:span text:style-name="T18">—</text:span> "<text:span text:style-name="T32">eddie@ironmaiden.com</text:span>" и "<text:span text:style-name="T32">some@where.su</text:span>" подпадут под эту маску, а "<text:span text:style-name="T32">some@where.net</text:span>" — нет.</text:p>
      <text:p text:style-name="P57">"<text:span text:style-name="T31">!*.*</text:span>" — соответственно, "<text:span text:style-name="T32">aaa.bbb</text:span>" и "<text:span text:style-name="T32">c.c.c.c</text:span>" <text:span text:style-name="T6">не</text:span> подпадут под эту маску, а "<text:span text:style-name="T32">SomeText</text:span>" — подпадёт.</text:p>
      <text:p text:style-name="Text_20_body">Для того, чтобы использовать символы '<text:span text:style-name="T31">*</text:span>', '<text:span text:style-name="T31">?</text:span>', '<text:span text:style-name="T31">[</text:span>', '<text:span text:style-name="T31">]</text:span>', '<text:span text:style-name="T31">!</text:span>' в качестве просто символов, а не части маски, их надо предварить символом '<text:span text:style-name="T31">\</text:span>'.</text:p>
      <text:p text:style-name="Text_20_body">Например:</text:p>
      <text:p text:style-name="Text_20_body">"<text:span text:style-name="T31">\*.\*</text:span>" <text:span text:style-name="T18">—</text:span> под эту маску подпадёт только строка "<text:span text:style-name="T22">*.*</text:span>".</text:p>
      <text:list xml:id="list130312832268202" text:continue-numbering="true" text:style-name="Outline">
        <text:list-item>
          <text:list>
            <text:list-item>
              <text:h text:style-name="P70" text:outline-level="2"><text:bookmark-start text:name="__RefHeading__14280_1391431384"/><text:span text:style-name="T1">FromAddr</text:span>, <text:span text:style-name="T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60">или</text:span> маску (например, <text:span text:style-name="T31">2:*/*</text:span> или просто <text:span text:style-name="T31">*</text:span>), <text:span text:style-name="T60">или</text:span> <text:span text:style-name="T62">один из </text:span>символ<text:span text:style-name="T62">ов<text:tab/></text:span>:</text:p>
      <text:p text:style-name="P57">'<text:span text:style-name="T31">#</text:span>' <text:span text:style-name="T18">—</text:span> проверить на наличие в нодлисте;<text:line-break/>'<text:span text:style-name="T31">H</text:span>' <text:span text:style-name="T18">—</text:span> <text:span text:style-name="T60">у</text:span>зел есть в нодлисте и у него стоит флаг 'Hold';<text:line-break/>'<text:span text:style-name="T31">U</text:span>' <text:span text:style-name="T18">—</text:span> <text:span text:style-name="T60">у</text:span>зел есть в нодлисте и у него стоит флаг 'Hub';<text:line-break/>'<text:span text:style-name="T31">D</text:span>' <text:span text:style-name="T18">—</text:span> <text:span text:style-name="T60">у</text:span>зел есть в нодлисте и у него стоит флаг 'Down';<text:line-break/>'<text:span text:style-name="T31">P</text:span>' <text:span text:style-name="T18">—</text:span> <text:span text:style-name="T60">у</text:span>зел есть в нодлисте и у него стоит флаг 'Pvt';<text:line-break/>'<text:reference-mark-start text:name="@ - наш адрес"/><text:span text:style-name="T31">@</text:span><text:reference-mark-end text:name="@ - наш адрес"/>' <text:span text:style-name="T18">—</text:span> наш(и) адрес(а).</text:p>
      <text:p text:style-name="Text_20_body"><text:soft-page-break/><text:span text:style-name="T61">В адресе п</text:span>осле точки ещё может стоять символ '<text:span text:style-name="T31">&amp;</text:span>'. Например, "<text:span text:style-name="T31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31">#</text:span>" и "<text:span text:style-name="T31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3">и </text:span><text:span text:style-name="T82"><text:bookmark-ref text:reference-format="text" text:ref-name="__RefHeading__3044_61882448">Адресная маска "&amp;"</text:bookmark-ref></text:span><text:span text:style-name="T83">.</text:span></text:p>
      <text:p text:style-name="Text_20_body">Перед адресом может стоять символ '<text:span text:style-name="T31">!</text:span>', что означает '<text:span text:style-name="T6">не</text:span>'. Например, <text:span text:style-name="T31">! 2:5030/9999</text:span> <text:span text:style-name="T18">—</text:span> адрес <text:span text:style-name="T6">не</text:span> должен совпадать с 2:5030/9999.</text:p>
      <text:list xml:id="list130314378076808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2">FromName</text:span> и <text:span text:style-name="T32">ToName</text:span><text:span text:style-name="T23"> </text:span><text:span text:style-name="T1">(см. </text:span><text:span text:style-name="Internet_20_link"><text:span text:style-name="T31"><text:bookmark-ref text:reference-format="text" text:ref-name="FromName">FromName</text:bookmark-ref></text:span></text:span><text:span text:style-name="T1">)</text:span>, работают и для этого поля.</text:p>
      <text:list xml:id="list130314535020885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. <text:span text:style-name="T85">Такой флаг ставят на письме, если оно сопровождается одним или несколькими файлами, имена которых указывают в теме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A</text:span> <text:span text:style-name="T18">—</text:span> больше, чем указано в '<text:span text:style-name="Internet_20_link"><text:span text:style-name="T31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A</text:span> <text:span text:style-name="T18">—</text:span> меньше или равно, чем указано в '<text:span text:style-name="Internet_20_link"><text:span text:style-name="T31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P51">ARQ <text:span text:style-name="T93">(Audit ReQuest)</text:span>. <text:span text:style-name="T91">Узел, поставивший такой флаг на письме, просит все узлы, через которые оно пройдёт, присылать подтверждение о его пересылке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P51">Crash. <text:span text:style-name="T86">Письмо должно быть отослано срочно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P52">Direct. <text:span text:style-name="T86">Письмо должно быть переслано прямо адресату.</text:span>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. <text:span text:style-name="T86">Запрос одного или нескольких файлов, указанных в теме письма.</text:span>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text:soft-page-break/>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g</text:span> <text:span text:style-name="T18">—</text:span> больше, чем указано в '<text:span text:style-name="T32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g</text:span> <text:span text:style-name="T18">—</text:span> меньше или равно, чем указано в '<text:span text:style-name="T32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P52">Hold. <text:span text:style-name="T86">Письмо должно ожидать, пока его заберёт получатель пакета с письмом (это может быть и промежуточный узел, а не адресат). При добавлении письма в пакет этот флаг может быть удалён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P54">Forward/<text:span text:style-name="T95">I</text:span>n<text:span text:style-name="T95">T</text:span>ransit. <text:span text:style-name="T92">Письмо получено нами для дальнейшей пересылки. Перед отсылкой письма этот флаг может</text:span><text:span text:style-name="T96"> быть удалён</text:span><text:span text:style-name="T92">.</text:span>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P54">Kill File Sent. <text:span text:style-name="T87">Удалить сопровождающий файл после отправки. Перед отсылкой письма этот флаг может</text:span><text:span text:style-name="T96"> быть удалён</text:span><text:span text:style-name="T92">.</text:span>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P54">Kill <text:span text:style-name="T90">sent</text:span>. <text:span text:style-name="T87">Удалить письмо после отправки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P55">Local. <text:span text:style-name="T87">Письмо создано локально, а не получено извне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k. <text:span text:style-name="T87">Письмо с этим флагом не должно быть отправлено, удалено, очищено (purged) или отредактировано.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4">m</text:span><text:span text:style-name="T1">mediate. </text:span><text:span text:style-name="T3">Отослать письмо немедленно.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M</text:span> <text:span text:style-name="T18">—</text:span> больше, чем указано в '<text:span text:style-name="Internet_20_link"><text:span text:style-name="T31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M</text:span> <text:span text:style-name="T18">—</text:span> меньше или равно, чем указано в '<text:span text:style-name="Internet_20_link"><text:span text:style-name="T31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P51"><text:span text:style-name="T93">CFM</text:span> <text:span text:style-name="T93">(ConFirM request)</text:span>. <text:s/><text:span text:style-name="T85">Поставив такой флаг на письме, отправитель просит адресата прислать ему подтверждение о прочтении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P54">Orphan.<text:span text:style-name="T86"> Сопровождающий файл отсутствует. Перед отсылкой письма этот флаг может</text:span><text:span text:style-name="T96"> быть удалён</text:span><text:span text:style-name="T92">.</text:span></text:p>
          </table:table-cell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P51">Private. <text:span text:style-name="T88">Личное письмо. В отправляемом письме флаг должен быть сохранён.</text:span></text:p>
          </table:table-cell>
        </table:table-row>
        <text:soft-page-break/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P51"><text:span text:style-name="T90">RRQ (R</text:span>eturn <text:span text:style-name="T90">R</text:span>eceipt re<text:span text:style-name="T27">q</text:span>uest<text:span text:style-name="T90">)</text:span>. <text:span text:style-name="T85">Поставив такой флаг на письме, отправитель просит адресата прислать ему подтверждение о получении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P55">Received. <text:span text:style-name="T88">Письмо нами получено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P53">Sent. <text:span text:style-name="T88">Письмо нами отослано. Этот флаг ставят на копии письма, которая остаётся у нас, чтобы предотвратить его повторную отсылку. Письмо с таким флагом </text:span><text:span text:style-name="T98">не может быть отослано. </text:span><text:span text:style-name="T97">Начиная с версии 2.1.0, Rntrack </text:span><text:span text:style-name="T99">не пакует письмо с таким флагом в пакет, делая об этом запись в лог, </text:span><text:span text:style-name="T100">если</text:span><text:span text:style-name="T99"> LogLevel</text:span><text:span text:style-name="T101">&gt;=2</text:span><text:span text:style-name="T99">.</text:span>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. <text:span text:style-name="T102">Этот флаг используют для того же, что и флаг Sent. Письмо с таким флагом не должно быть отослано снова, но RNtrack этому не препятствует.</text:span>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. <text:span text:style-name="T88">Копия файла, сопровождющего письмо, должна после отсылки письма с файлом иметь нулевой размер.</text:span>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<text:span text:style-name="T90">File </text:span><text:span text:style-name="T7">u</text:span>pdate Request.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+x <text:span text:style-name="T18">—</text:span> на письме стоит флаг '<text:span text:style-name="T31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-x <text:span text:style-name="T18">—</text:span> на письме стоит флаг '<text:span text:style-name="T31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P56"><text:span text:style-name="T94">IRR</text:span> <text:span text:style-name="T94">(IsReturnReceipt)</text:span>. <text:span text:style-name="T89">Этот флаг ставят на подтверждении получения или прочтения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31">+</text:span>', значит для того, чтобы письмо совпало с маской, этот флаг должен быть установлен; если стоит знак '<text:span text:style-name="T31">-</text:span>', то флаг должен быть сброшен. Особая ситуация с Loop. Флаг <text:span text:style-name="T31">+0</text:span> указывает, что ловится ситуация, когда письмо ещё ни разу не проходило через нашу станцию. Флаг <text:span text:style-name="T31">-0</text:span> ловит ситуацию, когда письмо проходило через нашу станцию хотя бы один раз. Флаг <text:soft-page-break/><text:span text:style-name="T31">+1</text:span><text:span text:style-name="T29">...</text:span><text:span text:style-name="T31">+9</text:span> ловит ситуацию, когда письмо проходило соответствующее число раз <text:span text:style-name="T6">или более</text:span>. Флаг <text:span text:style-name="T31">-1</text:span><text:span text:style-name="T29">...</text:span><text:span text:style-name="T31">-9</text:span> <text:span text:style-name="T18">—</text:span> когда письмо проходило <text:span text:style-name="T6">менее</text:span> этого числа раз <text:span text:style-name="T63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31">+0 == -1</text:span><text:span text:style-name="T22">,</text:span> <text:span text:style-name="T31">-0 == +1</text:span><text:span text:style-name="T22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57">Под такую маску подпадает <text:span text:style-name="T6">любое</text:span> письмо.</text:p>
      <text:p text:style-name="P32">Mask: * * "*Lenin*" * * *</text:p>
      <text:p text:style-name="P57">Под такую маску подпадают те письма, которые написаны на имя, в котором есть слово Lenin.</text:p>
      <text:p text:style-name="P32">Mask: * !# * !# * *</text:p>
      <text:p text:style-name="P57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57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57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31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57">Под такую маску подпадут все письма, которые написаны не на 2:5030/9999, не на 7:1130/79 и не на 8:888/888.</text:p>
      <text:list xml:id="list130313519576310" text:continue-numbering="true" text:style-name="Outline">
        <text:list-item>
          <text:list>
            <text:list-item>
              <text:h text:style-name="P70" text:outline-level="2"><text:bookmark-start text:name="__RefHeading__10239_813993393"/>Параметры слова '<text:span text:style-name="T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58">ScriptMask: "smask"</text:p>
      <text:p text:style-name="Text_20_body">Здесь "<text:span text:style-name="T32">smask</text:span>" - имя функции в скрипте, которая будет вызвана при сравнении <text:soft-page-break/>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130313598449397" text:continue-numbering="true" text:style-name="Outline">
        <text:list-item>
          <text:h text:style-name="P77" text:outline-level="1"><text:bookmark-start text:name="__RefHeading__10241_813993393"/>Параметры слова 'Action:'<text:bookmark-end text:name="__RefHeading__10241_813993393"/></text:h>
        </text:list-item>
      </text:list>
      <text:p text:style-name="Text_20_body">Ключевое слово '<text:span text:style-name="T31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57">Добавить в начало тела письма указанный шаблон.</text:p>
      <text:p text:style-name="P32">Action: AddKludge "name" "value"</text:p>
      <text:p text:style-name="P57">Добавить кладж в письмо.</text:p>
      <text:p text:style-name="P32">Action: <text:bookmark-start text:name="Delete"/>Delete<text:bookmark-end text:name="Delete"/></text:p>
      <text:p text:style-name="P57">Удалить письмо. Письмо удаляется из базы, указанной в '<text:span text:style-name="T32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31">Action:</text:span>', относящимися к той же команде '<text:span text:style-name="T32">ScanDir:</text:span>' <text:span text:style-name="T76">и расположенными непосредственно вслед за данной командой '</text:span><text:span text:style-name="T41">Action:</text:span><text:span text:style-name="T76">'</text:span>.</text:p>
      <text:p text:style-name="P32">Action: <text:bookmark-start text:name="Move"/>Move<text:bookmark-end text:name="Move"/> "o:\new\dir"</text:p>
      <text:p text:style-name="P57">Переместить письмо в другую базу. После перемещения возможна обработка этого письма другими командами '<text:span text:style-name="T31">Action:</text:span>', относящимися к той же команде '<text:span text:style-name="T32">ScanDir:</text:span>'.</text:p>
      <text:p text:style-name="P32">Action: <text:bookmark-start text:name="Copy"/>Copy<text:bookmark-end text:name="Copy"/> "o:\new\dir"</text:p>
      <text:p text:style-name="P57">Скопировать письмо в другую базу.</text:p>
      <text:p text:style-name="P61">Action: <text:bookmark-start text:name="Rewrite"/>Rewrite<text:bookmark-end text:name="Rewrite"/> * * * * * *</text:p>
      <text:p text:style-name="P57">Перезаписать письмо. <text:span text:style-name="T64">Смысл</text:span> полей, в которых в строчке выше стоят звёздочки, т<text:span text:style-name="T64">от</text:span> же, что и в <text:span text:style-name="Internet_20_link"><text:span text:style-name="T31"><text:bookmark-ref text:reference-format="text" text:ref-name="Mask">Mask:</text:bookmark-ref></text:span></text:span>. Символ '<text:span text:style-name="T31">*</text:span>' означает, что данное поле надо оставить без изменений. <text:span text:style-name="T64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31"><text:bookmark-ref text:reference-format="text" text:ref-name="ScanDir">ScanDir:</text:bookmark-ref></text:span></text:span>'. В поле <text:span text:style-name="T31">Subject</text:span> можно использовать макросы, используемые в шаблонах.</text:p>
      <text:p text:style-name="P32"><text:bookmark-start text:name="ActionIgnore"/><text:soft-page-break/>Action: Ignore<text:bookmark-end text:name="ActionIgnore"/></text:p>
      <text:p text:style-name="P59">Проигнорировать письмо, <text:span text:style-name="T66">совпавшее с маской</text:span>. <text:span text:style-name="T65">Это означает, что это письмо будет исключено из действия последующих команд Action, относящихся к той же команде '</text:span><text:span text:style-name="T34">ScanDir:</text:span><text:span text:style-name="T65">'.</text:span></text:p>
      <text:p text:style-name="P32"><text:bookmark-start text:name="ActionDisplay"/>Action: Display<text:bookmark-end text:name="ActionDisplay"/> "Text"</text:p>
      <text:p text:style-name="P57">Вывести строку на экран и в журнал. В поле "<text:span text:style-name="T31">Text</text:span>" можно использовать макросы, используемые в шаблонах.</text:p>
      <text:p text:style-name="P32">Action: Flag "File"</text:p>
      <text:p text:style-name="P57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57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57">Создать новое письмо, используя шаблон. В поле Subject можно использовать макросы, используемые в шаблонах. "<text:span text:style-name="T32">tpl</text:span>" в этом слове указывает на шаблон, который будет использован при создании нового письма, а "<text:span text:style-name="T32">dir</text:span>" <text:span text:style-name="T18">—</text:span> это каталог, в котором это письмо будет создано. Остальные поля почти такие же, как в слове '<text:span text:style-name="Internet_20_link"><text:span text:style-name="T31"><text:bookmark-ref text:reference-format="text" text:ref-name="Mask">Mask:</text:bookmark-ref></text:span></text:span>' за исключением того, что здесь нельзя использовать символы '<text:span text:style-name="T31">&amp;</text:span>', '<text:span text:style-name="T31">!</text:span>' и '<text:span text:style-name="T31">#</text:span>', но есть три других символа <text:span text:style-name="T18">—</text:span> это '<text:span text:style-name="T31">$</text:span>', '<text:span text:style-name="T31">%</text:span>' и '<text:span text:style-name="T31">@</text:span>'. Символ '<text:span text:style-name="T31">%</text:span>' указывает, что в полях <text:span text:style-name="T31">From</text:span> или <text:span text:style-name="T31">To</text:span> надо использовать адрес или имя получателя, указанные в оригинальном письме. Символ '<text:span text:style-name="T31">$</text:span>' указывает, что надо использовать адрес или имя отправителя. Символ '<text:span text:style-name="T31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57">Создать файл <text:span text:style-name="T23">"</text:span><text:span text:style-name="T32">File</text:span><text:span text:style-name="T23">"</text:span><text:span text:style-name="T1"> и записать в него текст</text:span>, созданный из шаблон <text:span text:style-name="T23">"</text:span><text:span text:style-name="T32">tpl</text:span><text:span text:style-name="T23">"</text:span>.</text:p>
      <text:p text:style-name="P32">Action: AppendToFile "tpl" "File"</text:p>
      <text:p text:style-name="P57">Если файл <text:span text:style-name="T23">"</text:span><text:span text:style-name="T32">File</text:span><text:span text:style-name="T23">" </text:span>уже существует, то текст, созданный из шаблона <text:span text:style-name="T23">"</text:span><text:span text:style-name="T32">tpl</text:span><text:span text:style-name="T23">", </text:span>дописывается к концу этого файла, иначе <text:span text:style-name="T18">—</text:span><text:span text:style-name="T26"> а</text:span>налогично <text:span text:style-name="Internet_20_link"><text:span text:style-name="T31"><text:bookmark-ref text:reference-format="text" text:ref-name="WriteFile">WriteFile</text:bookmark-ref></text:span></text:span>.</text:p>
      <text:p text:style-name="P32">Action: Call "tpl" "File" "Prg"</text:p>
      <text:p text:style-name="P57">Создать файл "<text:span text:style-name="T31">File</text:span>", используя шаблон "<text:span text:style-name="T32">tpl</text:span><text:span text:style-name="T1">" и затем</text:span> вызвать программу "<text:span text:style-name="T32">Prg</text:span>". После её завершения удалить созданный файл. Параметры "<text:span text:style-name="T32">tpl</text:span>" и "<text:span text:style-name="T31">File</text:span>" могут отсутствовать. В поле "<text:span text:style-name="T32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57">Отправить это письмо через соответствующий адрес. Mode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В качестве адреса могут быть <text:soft-page-break/>использованы следующие символы: </text:p>
      <text:p text:style-name="P57"><text:span text:style-name="T31">%</text:span><text:span text:style-name="T22"> <text:s/></text:span><text:s/><text:span text:style-name="T18">—</text:span> отправить через самого получателя письма;<text:line-break/><text:span text:style-name="T31">%.0</text:span> <text:span text:style-name="T18">—</text:span> отправить через босса получателя письма.</text:p>
      <text:p text:style-name="P57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57">Отправить это письмо через соответствующий адрес. <text:span text:style-name="T31">Mode</text:span>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В качестве адреса могут быть использованы следующие символы: </text:p>
      <text:p text:style-name="P57"><text:span text:style-name="T31">%</text:span><text:span text:style-name="T22"> <text:s/></text:span><text:s/><text:span text:style-name="T18">—</text:span> отправить через самого получателя письма;<text:line-break/><text:span text:style-name="T31">%.0</text:span> <text:span text:style-name="T18">—</text:span> отправить через босса получателя письма.</text:p>
      <text:p text:style-name="P57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57">Отправить это письмо через хаб адреса назначения. <text:span text:style-name="T31">Mode</text:span>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Отправляет на хост получателя если хаб не найден.</text:p>
      <text:p text:style-name="P32">Action: Poll &lt;Mode&gt; Address</text:p>
      <text:p text:style-name="P57">Сгенерировать Poll на указанный адрес. Аргументы <text:span text:style-name="T31">Mode</text:span> и <text:span text:style-name="T31">Address</text:span> аналогичны <text:s/>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В качестве Poll-а создаётся соответствующий <text:span text:style-name="T31">?LO</text:span> файл нулевой длины. Если данный <text:span text:style-name="T31">?LO</text:span> файл уже существует, команда не выполняет никаких действий.</text:p>
      <text:p text:style-name="P32">Action: DeleteAttach</text:p>
      <text:p text:style-name="P57">Удаляет аттачи, то есть файлы, приложенные к письму. Само письмо не трогается. Если на письме нет флага <text:span text:style-name="T32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57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22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2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57">Перемещает присоединённый(<text:span text:style-name="T1">е</text:span>) файл(<text:span text:style-name="T1">ы</text:span>) в указанный каталог. В теме письма <text:soft-page-break/>записывается новый путь. Если на письме нет флага <text:span text:style-name="T32">FileAttach</text:span>, то данная команда игнорируется.</text:p>
      <text:p text:style-name="P32">Action: MoveAttachFilebox &lt;Mode&gt; Address</text:p>
      <text:p text:style-name="P57">Перемещает присоединённый(<text:span text:style-name="T1">е</text:span>) файл(<text:span text:style-name="T1">ы</text:span>) в файл-бокс для указанного адреса. Аргументы <text:span text:style-name="T31">Mode</text:span> и <text:span text:style-name="T31">Address</text:span> аналогичны 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2">FileAttach</text:span>, то данная команда игнорируется.</text:p>
      <text:p text:style-name="P32">Action: CopyAttach "Dir"</text:p>
      <text:p text:style-name="P57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2">FileAttach</text:span>, то данная команда игнорируется.</text:p>
      <text:p text:style-name="P32">Action: CopyAttachFilebox &lt;Mode&gt; Address</text:p>
      <text:p text:style-name="P57">Копирует присоединённый(<text:span text:style-name="T1">е</text:span>) файл(<text:span text:style-name="T1">ы</text:span>) в файл-бокс для указанного адреса. Аргументы <text:span text:style-name="T31">Mode</text:span> и <text:s/><text:span text:style-name="T31">Address</text:span> аналогичны 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2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57">Вызывает функцию "<text:span text:style-name="T23">Func</text:span>" из файла, определённого в переменной <text:span text:style-name="Internet_20_link"><text:span text:style-name="T31"><text:bookmark-ref text:reference-format="text" text:ref-name="ScriptFile">ScriptFile</text:bookmark-ref></text:span></text:span>.</text:p>
      <text:p text:style-name="P32">Action: Split &lt;Lines&gt;</text:p>
      <text:p text:style-name="P57">Разрезает указанное письмо на несколько, с количеством строк в теле письма не большим <text:span text:style-name="T31">Lines</text:span>. Само письмо после этой операции уничтожается. В начало каждого письма добавляется кладж "<text:span text:style-name="T32">^aSPLIT: By Rntrack. Part N of M</text:span>", где <text:span text:style-name="T31">N</text:span> <text:span text:style-name="T18">—</text:span> номер текущей части, а <text:span text:style-name="T31">M</text:span> <text:span text:style-name="T18">—</text:span> сколько всего частей получилось.</text:p>
      <text:p text:style-name="P32">Action: ToLowerPath</text:p>
      <text:p text:style-name="P57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57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57">Перекодирует письмо в соответствии с таблицей перекодировки в файле "<text:span text:style-name="T32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30312886260620" text:continue-numbering="true" text:style-name="Outline">
        <text:list-item>
          <text:list>
            <text:list-item>
              <text:h text:style-name="Heading_20_2" text:outline-level="2"><text:bookmark-start text:name="__RefHeading__14286_1391431384"/><text:soft-page-break/>Примеры<text:bookmark-end text:name="__RefHeading__14286_1391431384"/></text:h>
            </text:list-item>
          </text:list>
        </text:list-item>
      </text:list>
      <text:p text:style-name="P32">Action: Copy "o:\new\dir"<text:line-break/>Action: Delete</text:p>
      <text:p text:style-name="P57">Выполняет ту же операцию, что '<text:span text:style-name="T31">Action: Move "</text:span><text:span text:style-name="T32">o:\new\dir</text:span><text:span text:style-name="T31">"</text:span>'</text:p>
      <text:p text:style-name="P32">Action: Rewrite * * * * * -cdm</text:p>
      <text:p text:style-name="P57">Сбрасывает у письма атрибуты <text:span text:style-name="T31">Crash</text:span>, <text:span text:style-name="T31">Direct</text:span> и <text:span text:style-name="T31">Immediate</text:span>.</text:p>
      <text:p text:style-name="P32">Action: Route Direct 2:5020/1</text:p>
      <text:p text:style-name="P57">Отправляет письмо через узел 2:5020/1 с флавором <text:span text:style-name="T31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57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2">tpl\badfrom.tpl</text:span>", создаёт новое письмо в каталоге "<text:span text:style-name="T32">o:\netmail\bout</text:span>", написанное от имени "<text:span text:style-name="T31">Vladimir Lenin</text:span>" с адреса 2:5030/9999 на имя и адрес получателя оригинального письма с темой "<text:span text:style-name="T31">Bad source address</text:span>" и установленным флагом <text:span text:style-name="T31">Local</text:span>.</text:p>
      <text:list xml:id="list130312984706251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8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6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6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2">ScanDir:</text:span><text:span text:style-name="T31"> </text:span><text:span text:style-name="Internet_20_link"><text:span text:style-name="T31"><text:bookmark-ref text:reference-format="text" text:ref-name="AfterRoute">@AfterRoute</text:bookmark-ref></text:span></text:span><text:span text:style-name="T31">|</text:span><text:span text:style-name="Internet_20_link"><text:span text:style-name="T31"><text:bookmark-ref text:reference-format="text" text:ref-name="BeforeRoute">@BeforeRoute</text:bookmark-ref></text:span></text:span>', то вместо <text:soft-page-break/>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31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31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6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6">не</text:span> инвалидированным. Если в конфигурации не указан, то добавляется "<text:span text:style-name="T31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130312801663371" text:continue-numbering="true" text:style-name="Outline">
        <text:list-item>
          <text:h text:style-name="P78" text:outline-level="1"><text:bookmark-start text:name="__RefHeading__10243_813993393"/>Префиксы "*" и "+" для масок<text:bookmark-end text:name="__RefHeading__10243_813993393"/></text:h>
        </text:list-item>
      </text:list>
      <text:p text:style-name="Text_20_body">Маски '<text:span text:style-name="Internet_20_link"><text:span text:style-name="T31"><text:bookmark-ref text:reference-format="text" text:ref-name="Mask">Mask:</text:bookmark-ref></text:span></text:span>', '<text:span text:style-name="Internet_20_link"><text:span text:style-name="T31"><text:bookmark-ref text:reference-format="text" text:ref-name="BodyMask">BodyMask:</text:bookmark-ref></text:span></text:span>', '<text:span text:style-name="Internet_20_link"><text:span text:style-name="T31"><text:bookmark-ref text:reference-format="text" text:ref-name="KludgeMask">KludgeMask:</text:bookmark-ref></text:span></text:span>' и '<text:span text:style-name="Internet_20_link"><text:span text:style-name="T31"><text:bookmark-ref text:reference-format="text" text:ref-name="ScriptMask">ScriptMask:</text:bookmark-ref></text:span></text:span>' могут быть с префиксом '<text:span text:style-name="T31">*</text:span>' или '<text:span text:style-name="T31">+</text:span>'. Например, '<text:span text:style-name="T31">*Mask:</text:span>' или '<text:span text:style-name="T32">+BodyMask:</text:span>'. Для чего они предназначены? </text:p>
      <text:p text:style-name="Text_20_body">Префикс '<text:span text:style-name="T22">+</text:span>' используется для объединения масок. Например, запись:</text:p>
      <text:p text:style-name="P58">Mask: "a" * * * * *<text:line-break/>+Mask: * * "b" * * *<text:line-break/>+Mask: * * * 2:5030/9999.0 * *</text:p>
      <text:p text:style-name="Text_20_body">эквивалентна маске:</text:p>
      <text:p text:style-name="P58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8">Mask: * * "*@*" 2:5020/400.0 * *<text:line-break/>+<text:span text:style-name="T1">BodyMask</text:span>: * * 4096</text:p>
      <text:p text:style-name="Text_20_body"><text:soft-page-break/>С этой маской совпадут письма, имеющие в имени '<text:span text:style-name="T31">To:</text:span>' знак '<text:span text:style-name="T31">@</text:span>', адрес '<text:span text:style-name="T31">To:</text:span>' <text:span text:style-name="T18">—</text:span><text:span text:style-name="T26"> </text:span>2:5020/400 <text:span text:style-name="T6">и</text:span> размер письма больше 4 килобайт.</text:p>
      <text:p text:style-name="Text_20_body">Префикс '<text:span text:style-name="T31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8">Mask: * * * * * *<text:line-break/>Action: Display "Mask one"<text:line-break/>Mask: * * * * * *<text:line-break/>Action: Display "Mask two"</text:p>
      <text:p text:style-name="Text_20_body">При такой конфигурации мы никогда не увидим на экране строку "<text:span text:style-name="T31">Mask two</text:span>". Ибо первая маска будет перехватывать все письма. А вот если изменить конфигурационный файл так:</text:p>
      <text:p text:style-name="P58">*Mask: * * * * * *<text:line-break/>Action: Display "Mask one"<text:line-break/>Mask: * * * * * *<text:lin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8">*Mask: …<text:line-break/>+Mask: …<text:line-break/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130313616216661" text:continue-numbering="true" text:style-name="Outline">
        <text:list-item>
          <text:h text:style-name="P77" text:outline-level="1"><text:bookmark-start text:name="__RefHeading__10245_813993393"/>Примеры использования 'Mask:' и 'Action: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8">*Mask: * * * * * *</text:p>
      <text:p text:style-name="P58">Action: Copy "c:\netmail\archive"</text:p>
      <text:p text:style-name="P58">*Mask: * * * * * +d</text:p>
      <text:p text:style-name="P58">Action: Rewrite * * * * * -d</text:p>
      <text:p text:style-name="P58">Mask: * * "*@*" 2:5020/400.0 * *</text:p>
      <text:p text:style-name="P58">+BodyMask: * * 4096</text:p>
      <text:p text:style-name="P58">Action: Rewrite * * * 2:5020/204.0 * *</text:p>
      <text:p text:style-name="P18"><text:soft-page-break/>Удалить все письма, которые адресованы не мне и не моим пойнтам:</text:p>
      <text:p text:style-name="P58">Mask: * * * 2:5030/9999.0 * *</text:p>
      <text:p text:style-name="P58">Mask: * * * 2:5030/9999.1 * *</text:p>
      <text:p text:style-name="P58">Mask: * * * 2:5030/9999.3 * *</text:p>
      <text:p text:style-name="P58">Mask: * * * 2:5030/9999.5 * *</text:p>
      <text:p text:style-name="P58">Action: Ignore</text:p>
      <text:p text:style-name="P58">Mask: * * * * * *</text:p>
      <text:p text:style-name="P58">Action: Delete</text:p>
      <text:p text:style-name="Text_20_body">Роутить письма для <text:span text:style-name="T31">2:5030/9999.*</text:span> с 00:00 по 11:59 на <text:span text:style-name="T31">2:5020/238</text:span>, а с 12:00 по 23:59 <text:span text:style-name="T18">—</text:span> директом на <text:span text:style-name="T31">2:5030/9999.0</text:span>:</text:p>
      <text:p text:style-name="P58">Mask: * * * 2:5030/9999.* * *</text:p>
      <text:p text:style-name="P58">Action: Route Crash 2:5020/238 [Daily 00:00-11:59]</text:p>
      <text:p text:style-name="P58">Action: Route Crash 2:5030/9999 <text:s/>[Daily 12:00-23:59]</text:p>
      <text:p text:style-name="P58">Удалить все письма, у которых и отправитель и получатель отсутствуют в нодлисте:</text:p>
      <text:p text:style-name="P58">Mask: * !# * !# * *</text:p>
      <text:p text:style-name="P58">Action: Delete</text:p>
      <text:p text:style-name="Text_20_body">У всех писем, которые написаны на адрес <text:span text:style-name="T31">2:5030/9999.1</text:span>, или которые написаны на адрес <text:span text:style-name="T31">2:5030/9999.0</text:span> и в имени <text:span text:style-name="T31">To</text:span> которых присутствует "<text:span text:style-name="T31">Lenin</text:span>", "<text:span text:style-name="T31">Eddie</text:span>" или "<text:span text:style-name="T31">Moderator</text:span>" сбросить флаги <text:span text:style-name="T31">Crash</text:span>, <text:span text:style-name="T31">Direct</text:span>, <text:span text:style-name="T31">Immediate</text:span>, переадресовать на адрес <text:span text:style-name="T31">2:5030/9999</text:span> на имя "<text:span text:style-name="T31">Vladimir Lenin</text:span>" и положить в каталог <text:span text:style-name="T32">h:\netmail</text:span>.</text:p>
      <text:p text:style-name="P58">Mask: * * * 2:5030/9999.1 * *</text:p>
      <text:p text:style-name="P58">Mask: * * "*Lenin*" 2:5030/9999 * *</text:p>
      <text:p text:style-name="P58">Mask: * * "*Eddie*" 2:5030/9999 * *</text:p>
      <text:p text:style-name="P58">Mask: * * "*Moderator*" 2:5030/9999 * *</text:p>
      <text:p text:style-name="P58">Action: Rewrite * * "Vladimir Lenin" 2:5030/9999 * -cdm</text:p>
      <text:p text:style-name="P58">Action: Move "h:\netmail"</text:p>
      <text:p text:style-name="Text_20_body">Отправить все письма для сети <text:span text:style-name="T31">2:5030</text:span> через <text:span text:style-name="T31">2:5030/251</text:span></text:p>
      <text:p text:style-name="P58">Mask: * * * 2:5030/*.* * *</text:p>
      <text:p text:style-name="P58">Action: Route Crash 2:5030/251</text:p>
      <text:p text:style-name="Text_20_body">Снять со всех писем флаг директ и отправить письма с узла <text:span text:style-name="T31">2:5020/1</text:span> на узел <text:span text:style-name="T31">2:5020/0</text:span></text:p>
      <text:p text:style-name="P58">*Mask: * * * * * +d</text:p>
      <text:p text:style-name="P58">Action: Rewrite * * * * * -d</text:p>
      <text:p text:style-name="P58">Mask: * 2:5020/1 * * * *</text:p>
      <text:p text:style-name="P58"><text:soft-page-break/>Action: Route Direct 2:5020/0</text:p>
      <text:p text:style-name="Text_20_body">Отправить письма для всех пойнтов узла <text:span text:style-name="T31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8">Mask <text:s/>* * * 2:5030/9999.0 * *</text:p>
      <text:p text:style-name="P58">Action: Ignore</text:p>
      <text:p text:style-name="P58">Mask: * * * 2:5030/9999.* * *</text:p>
      <text:p text:style-name="P58">Action: Route Direct %</text:p>
      <text:p text:style-name="Text_20_body">Отправить все письма для <text:span text:style-name="T31">2:5020/50.*, /78.*, /204.* и /1301.*</text:span> на соответствующие <text:span text:style-name="T6">узлы</text:span>. (Так называемый "Босс-роутинг").</text:p>
      <text:p text:style-name="P58">Mask * * * 2:5020/50.* * *</text:p>
      <text:p text:style-name="P58">Mask * * * 2:5020/78.* * *</text:p>
      <text:p text:style-name="P58">Mask * * * 2:5020/204.* * *</text:p>
      <text:p text:style-name="P58">Mask * * * 2:5020/1301.* * *</text:p>
      <text:p text:style-name="P58">Action: Route Direct %.0</text:p>
      <text:p text:style-name="Text_20_body">Отправить весь подхабник <text:span text:style-name="T31">2:5020/50</text:span> на <text:span text:style-name="T31">2:5020/50</text:span>, подхостник <text:span text:style-name="T31">2:5020/0</text:span> на <text:span text:style-name="T31">2:5020/1381</text:span>, письма на <text:span text:style-name="T31">2:5030/9999.0</text:span> не трогать, а весь подхабник <text:span text:style-name="T31">2:5030/9999</text:span> и его пойнтов отослать на них директом.</text:p>
      <text:p text:style-name="P58">Mask * * * 2:5020/50.&amp; * *</text:p>
      <text:p text:style-name="P58">Action: Route Direct 2:5020/50</text:p>
      <text:p text:style-name="P58">Mask * * * 2:5020/0.&amp; * *</text:p>
      <text:p text:style-name="P58">Action: Route Direct 2:5020/1381</text:p>
      <text:p text:style-name="P58">Mask * * * 2:5030/9999.0 * *</text:p>
      <text:p text:style-name="P58">Action: Ignore</text:p>
      <text:p text:style-name="P58">Mask * * * 2:5030/9999.&amp; * *</text:p>
      <text:p text:style-name="P58">Action: Route Direct %</text:p>
      <text:p text:style-name="Text_20_body">Отправить весь регион <text:span text:style-name="T31">2:50</text:span> на <text:span text:style-name="T31">2:5020/204</text:span>, весь регион <text:span text:style-name="T31">2:46</text:span> на <text:span text:style-name="T31">2:46/0</text:span>, а все остальное <text:span text:style-name="T18">—</text:span> на <text:span text:style-name="T31">2:5020/278</text:span>.</text:p>
      <text:p text:style-name="P58">Mask * * * 2:50/0.&amp; * *</text:p>
      <text:p text:style-name="P58">Action: Route Direct 2:5020/204</text:p>
      <text:p text:style-name="P58">Mask * * * 2:46/0.&amp; * *</text:p>
      <text:p text:style-name="P58">Action: Route Direct 2:46/0</text:p>
      <text:p text:style-name="P58">Mask * * * * * *</text:p>
      <text:p text:style-name="P58">Action: Route Direct 2:5020/278</text:p>
      <text:p text:style-name="Text_20_body"><text:soft-page-break/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8">ScanDir: "o:\netmail\loops" Daily 01:00</text:p>
      <text:p text:style-name="P58">Mask: * * * * * *</text:p>
      <text:p text:style-name="P58">Action: Move "O:\netmail\out"</text:p>
      <text:p text:style-name="P58">...</text:p>
      <text:p text:style-name="P58">ScanDir: "o:\netmail"</text:p>
      <text:p text:style-name="P58">Mask: * * * * * +7</text:p>
      <text:p text:style-name="P58">Action: NewMsg "tpl\Loop.tpl" "o:\netmail\out" "Vladimir Lenin" @ "$" $ "Loop detected" +l</text:p>
      <text:p text:style-name="P58">Action: Delete</text:p>
      <text:p text:style-name="P58">Mask: * * * * * +1</text:p>
      <text:p text:style-name="P58">Action: Move "o:\netmail\loops"</text:p>
      <text:p text:style-name="P58">...</text:p>
      <text:p text:style-name="P58">Mask: * * * * * *</text:p>
      <text:p text:style-name="P58">Action: Move "o:\netmail\out"</text:p>
      <text:p text:style-name="P19">Пример обработки флага +b (ARQ)</text:p>
      <text:p text:style-name="P58">ScanDir: @AfterRoute</text:p>
      <text:p text:style-name="P58">Mask: * * * * * +b</text:p>
      <text:p text:style-name="P58">Action: NewMsg "Audit.tpl" "o:\netmail" "RNtrack" 2:5030/9999 $ $ "Audit request receipt" +l</text:p>
      <text:p text:style-name="P58">ScanDir: "o:\netmail"</text:p>
      <text:p text:style-name="P58">Mask: * * * * * *</text:p>
      <text:p text:style-name="P58">Action: Route Crash 2:5030/9999</text:p>
      <text:list xml:id="list130313223476239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31"><text:bookmark-ref text:reference-format="text" text:ref-name="Move">Move</text:bookmark-ref></text:span></text:span><text:span text:style-name="T31">, </text:span><text:span text:style-name="Internet_20_link"><text:span text:style-name="T31"><text:bookmark-ref text:reference-format="text" text:ref-name="Copy">Copy</text:bookmark-ref></text:span></text:span><text:span text:style-name="T31">, </text:span><text:span text:style-name="Internet_20_link"><text:span text:style-name="T31"><text:bookmark-ref text:reference-format="text" text:ref-name="Rewrite">Rewrite</text:bookmark-ref></text:span></text:span><text:span text:style-name="T31">, </text:span><text:span text:style-name="Internet_20_link"><text:span text:style-name="T31"><text:bookmark-ref text:reference-format="text" text:ref-name="ChangePath">ChangePath</text:bookmark-ref></text:span></text:span><text:span text:style-name="T31">, </text:span><text:span text:style-name="Internet_20_link"><text:span text:style-name="T31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<text:soft-page-break/>В результате файл не будет обработан.</text:p>
      <text:p text:style-name="P42">Ещё одна особенность, при выполнении команды <text:span text:style-name="Internet_20_link"><text:span text:style-name="T31"><text:bookmark-ref text:reference-format="text" text:ref-name="Delete">Delete</text:bookmark-ref></text:span></text:span> письмо сразу удаляется <text:span text:style-name="T67">из базы</text:span>, но при этом оно остаётся в памяти. Поэтому последовательность команд <text:span text:style-name="Internet_20_link"><text:span text:style-name="T31"><text:bookmark-ref text:reference-format="text" text:ref-name="Copy">Copy</text:bookmark-ref></text:span></text:span><text:span text:style-name="T31"> </text:span><text:span text:style-name="Internet_20_link"><text:span text:style-name="T31"><text:bookmark-ref text:reference-format="text" text:ref-name="Delete">Delete</text:bookmark-ref></text:span></text:span> и <text:span text:style-name="Internet_20_link"><text:span text:style-name="T31"><text:bookmark-ref text:reference-format="text" text:ref-name="Delete">Delete</text:bookmark-ref></text:span></text:span><text:span text:style-name="T31"> </text:span><text:span text:style-name="Internet_20_link"><text:span text:style-name="T31"><text:bookmark-ref text:reference-format="text" text:ref-name="Copy">Copy</text:bookmark-ref></text:span></text:span> сделают одно и то же <text:span text:style-name="T18">—</text:span> <text:span text:style-name="Internet_20_link"><text:span text:style-name="T31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31">+s</text:span> после отправки (флаг <text:span text:style-name="T31">Sent</text:span>), или чтобы письма с атрибутом <text:span text:style-name="T32">KillSent</text:span> удалялись, то вы должны сами об этом позаботиться.</text:p>
      <text:list xml:id="list130313569214533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597289129" text:style-name="L2">
        <text:list-item>
          <text:p text:style-name="P82">Squish</text:p>
        </text:list-item>
        <text:list-item>
          <text:p text:style-name="P82">*.PKT</text:p>
        </text:list-item>
        <text:list-item>
          <text:p text:style-name="P82">*.MSG</text:p>
        </text:list-item>
        <text:list-item>
          <text:p text:style-name="P82">JAM</text:p>
        </text:list-item>
      </text:list>
      <text:list xml:id="list130314129630871" text:continue-list="list130313569214533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31">$</text:span><text:span text:style-name="T32">BaseName</text:span>"</text:p>
      <text:p text:style-name="Text_20_body">Первым символом в имени должен идти '<text:span text:style-name="T31">$</text:span>'. В качестве имени базы указывается только имя файла, без расширения. </text:p>
      <text:p text:style-name="Text_20_body">Примеры:</text:p>
      <text:p text:style-name="P58">ScanDir: "$p:\mymail"</text:p>
      <text:p text:style-name="P58">Action: Move "$p:\outmail"</text:p>
      <text:p text:style-name="Text_20_body">Ограничения:</text:p>
      <text:list xml:id="list995068392" text:style-name="L3">
        <text:list-item>
          <text:p text:style-name="P83">Не может использоваться в качестве базы для <text:span text:style-name="T1">BadMail</text:span>.</text:p>
        </text:list-item>
        <text:list-item>
          <text:p text:style-name="P83">Операция Renumber не выполняет никаких действий.</text:p>
        </text:list-item>
      </text:list>
      <text:list xml:id="list130312925955124" text:continue-list="list130314129630871" text:style-name="Outline">
        <text:list-item>
          <text:list>
            <text:list-item>
              <text:h text:style-name="P67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32">#[#]Directory[\File][!FtnAddressMask]</text:span>"</text:p>
      <text:p text:style-name="Text_20_body">Первым символом в имени должен идти '<text:span text:style-name="T31">#</text:span>'. В качестве имени базы может указываться как каталог (тогда будут просматриваться все файлы, совпадающие с маской <text:span text:style-name="T31">*.pkt</text:span>), так и имя конкретного файла. Если в имени базы указан второй знак <text:soft-page-break/>'<text:span text:style-name="T31">#</text:span>', то пароли проверяться не будут, иначе при открытии каждого <text:span text:style-name="T31">*.pkt</text:span> проверяется совпадение пароля <text:span text:style-name="T68">пакета</text:span> с указанным в команде '<text:span text:style-name="Internet_20_link"><text:span text:style-name="T31"><text:bookmark-ref text:reference-format="text" text:ref-name="Password">Password:</text:bookmark-ref></text:span></text:span>'. Дополнительно можно указать FTN маску (через символ '<text:span text:style-name="T31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31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8">ScanDir: "##o:\inbound"</text:p>
      <text:p text:style-name="P58">ScanDir: "#o:\inbound!2:5030/9999"</text:p>
      <text:p text:style-name="P58">ScanDir: "#o:\inbound\139c004f.pkt!2:5030/9999"</text:p>
      <text:p text:style-name="Text_20_body">Ограничения:</text:p>
      <text:list xml:id="list812200178" text:style-name="L4">
        <text:list-item>
          <text:p text:style-name="P84">Не может использоваться в качестве базы для <text:span text:style-name="T1">BadMail</text:span>.</text:p>
        </text:list-item>
        <text:list-item>
          <text:p text:style-name="P84">Операция Renumber не выполняет никаких действий.</text:p>
        </text:list-item>
        <text:list-item>
          <text:p text:style-name="P84">Эта база поддерживает только операции чтения письма и удаления письма. То есть <text:span text:style-name="T6">любые</text:span> операции, которые изменяют содержимое письма, запрещены.</text:p>
        </text:list-item>
      </text:list>
      <text:list xml:id="list130314866925819" text:continue-list="list130312925955124" text:style-name="Outline">
        <text:list-item>
          <text:list>
            <text:list-item>
              <text:h text:style-name="P67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31">Directory</text:span>"</text:p>
      <text:p text:style-name="Text_20_body">Указывается каталог, в котором лежат письма. Имя каталога должно быть без завершающего "<text:span text:style-name="T22">\</text:span>" за исключением ситуации, когда указывается корневой каталог.</text:p>
      <text:p text:style-name="Text_20_body">Примеры:</text:p>
      <text:p text:style-name="P58">ScanDir: "o:\netmail"</text:p>
      <text:p text:style-name="P58">Action: Move "o:\netmail\out"</text:p>
      <text:p text:style-name="Text_20_body">Ограничения:</text:p>
      <text:list xml:id="list1829935115" text:style-name="L5">
        <text:list-item>
          <text:p text:style-name="P85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30312861352241" text:continue-list="list130314866925819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32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8">ScanDir: "@p:\mymail"</text:p>
      <text:p text:style-name="P58"><text:soft-page-break/>Action: Move "@p:\outmail"</text:p>
      <text:p text:style-name="Text_20_body">Ограничения:</text:p>
      <text:list xml:id="list2045655992" text:style-name="L6">
        <text:list-item>
          <text:p text:style-name="P86">Не может использоваться в качестве базы для <text:span text:style-name="T1">BadMail</text:span>.</text:p>
        </text:list-item>
        <text:list-item>
          <text:p text:style-name="P86">Операция Renumber не выполняет никаких действий.</text:p>
        </text:list-item>
      </text:list>
      <text:list xml:id="list130313671579936" text:continue-list="list130312861352241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31">#</text:span>" и "<text:span text:style-name="T31">&amp;</text:span>". Сравнение происходит немного по-разному при использовании конфигурационных слов "<text:span text:style-name="Internet_20_link"><text:span text:style-name="T31"><text:bookmark-ref text:reference-format="text" text:ref-name="__RefHeading__10213_813993393">SoftCheckInNodelists</text:bookmark-ref></text:span></text:span>" и "<text:span text:style-name="Internet_20_link"><text:span text:style-name="T31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1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8">—</text:span> явно указывать зону в команде "<text:span text:style-name="Internet_20_link"><text:span text:style-name="T31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9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31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3022046912" text:style-name="L7">
        <text:list-item>
          <text:p text:style-name="P87">Узел считается существующим, если он есть хотя бы в одном нодлисте.</text:p>
        </text:list-item>
        <text:list-item>
          <text:p text:style-name="P87">Если в одном нодлисте узел хаб, а в другом нет, то считается, что он хаб.</text:p>
        </text:list-item>
      </text:list>
      <text:list xml:id="list130313978621629" text:continue-list="list130313671579936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31">#</text:span>" используется в слове "<text:span text:style-name="Internet_20_link"><text:span text:style-name="T31"><text:bookmark-ref text:reference-format="text" text:ref-name="Mask">Mask:</text:bookmark-ref></text:span></text:span>" и означает проверку на наличие <text:soft-page-break/>(или отсутствие) узла отправителя и/или получателя в нодлисте.</text:p>
      <text:p text:style-name="Text_20_body">Просто маска "<text:span text:style-name="T31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31">"#" + "</text:span><text:span text:style-name="Internet_20_link"><text:span text:style-name="T31"><text:bookmark-ref text:reference-format="text" text:ref-name="__RefHeading__10213_813993393">SoftCheckInNodelists</text:bookmark-ref></text:span></text:span><text:span text:style-name="T31">"</text:span> <text:span text:style-name="T18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31">"#" + "</text:span><text:span text:style-name="Internet_20_link"><text:span text:style-name="T31"><text:bookmark-ref text:reference-format="text" text:ref-name="__RefHeading__10213_813993393">SoftCheckInNodelists</text:bookmark-ref></text:span></text:span><text:span text:style-name="T31">"</text:span>, то наличие узла в Вашей сети будет проверяться жёстко, а узлы во всех остальных сетях проверяться не будут <text:span text:style-name="T18">—</text:span> считаем, что они существуют. </text:p>
      <text:p text:style-name="Text_20_body">"<text:span text:style-name="Internet_20_link"><text:span text:style-name="T31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30314217336177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31">&amp;</text:span>" используется в слове "<text:span text:style-name="Internet_20_link"><text:span text:style-name="T31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8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31">2:5020/0.*</text:span>", "<text:span text:style-name="T31">2:5020/*</text:span>" и "<text:span text:style-name="T31">2:5020/0.&amp;</text:span>". Первая маска означает "Все пойнты узла 2:5020/0". Вторая маска <text:span text:style-name="T18">—</text:span> "Все узлы сети 5020". Третья <text:span text:style-name="T18">—</text:span> "Все узлы, находящиеся в подхостнике". В случае с регионом <text:span text:style-name="T29">2:50</text:span> и масками "<text:span text:style-name="T31">2:50/0.*</text:span>", "<text:span text:style-name="T31">2:50/*</text:span>", "<text:span text:style-name="T31">2:50/0.&amp;</text:span>" расшифровка такая: первая маска <text:span text:style-name="T18">—</text:span> "все пойнты узла <text:span text:style-name="T29">2:50/0</text:span>", вторая маска <text:span text:style-name="T18">—</text:span> "все независимые узлы в 50 регионе", третья маска <text:span text:style-name="T18">—</text:span> "все узлы в 50 регионе". Учтите, что под адресную маску "<text:span text:style-name="T31">&amp;</text:span>" не подпадают узлы отсутствующие в нодлисте. То есть, если узла "<text:span text:style-name="T29">2:5020/1079</text:span>" нет в нодлисте, то он не совпадёт с маской "<text:span text:style-name="T31">2:50/0.&amp;</text:span>".</text:p>
      <text:p text:style-name="Text_20_body">Конфигурационное слово "<text:span text:style-name="Internet_20_link"><text:span text:style-name="T31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<text:soft-page-break/>Конфигурационное слово "<text:span text:style-name="Internet_20_link"><text:span text:style-name="T31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31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31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31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30314545986973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31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6">-v</text:span>.</text:p>
      <text:p text:style-name="Text_20_body">Ниже приведены константы, переменные и функции, определённые в скриптах. Здесь <text:s/><text:span text:style-name="T31">%FMSG</text:span> <text:span text:style-name="T18">—</text:span> хэш, содержащий текущее сообщение.</text:p>
      <text:list xml:id="list130313785979478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ext:soft-page-break/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2">%FKludges</text:span> <text:span text:style-name="T18">—</text:span> кладжи текущего сообщения. Значение каждого ключа этого хэша <text:span text:style-name="T18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6">Внимание!</text:span> Вы должны использовать все спецсимволы в имени кладжа (<text:span text:style-name="T31">0x01</text:span>, "<text:span text:style-name="T31">:</text:span>" и т.д.).</text:p>
      <text:list xml:id="list130314071874886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130313636879619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1303148508617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<text:soft-page-break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31">%FMSG</text:span>:</text:p>
      <text:p text:style-name="Text_20_body"><text:span text:style-name="T32">FromName, FromAddr, ToName, ToAddr, Subject, Body, AreaName, Cost, TimesRead, ReplyTo, NextReply</text:span>.</text:p>
      <text:p text:style-name="Text_20_body"><text:span text:style-name="T32">Lines</text:span><text:span text:style-name="T31">, </text:span><text:span text:style-name="T32">InetFromAddr</text:span><text:span text:style-name="T31">, </text:span><text:span text:style-name="T32">InetToAddr</text:span> не требуют изменения, поскольку их значение автоматически переопределяются при изменении <text:span text:style-name="T31">Body, </text:span><text:span text:style-name="T32">FromAddr</text:span> и <text:span text:style-name="T32">ToAddr</text:span>.</text:p>
      <text:p text:style-name="Text_20_body"><text:span text:style-name="T6">Внимание!</text:span> Изменённые данные становятся доступными только для следующих директив <text:span text:style-name="T31">Action</text:span>. По этой причине для изменения файла после '<text:span text:style-name="Internet_20_link"><text:span text:style-name="T31"><text:bookmark-ref text:reference-format="text" text:ref-name="ActionScript">Action: Script</text:bookmark-ref></text:span></text:span>' добавляется '<text:span text:style-name="T31">Action: </text:span><text:span text:style-name="Internet_20_link"><text:span text:style-name="T31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130313304518495" text:continue-numbering="true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130313263406255" text:continue-numbering="true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130313590565186" text:continue-numbering="true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2">NewMsg($MsgBase,$FromName,$FromAddr,$ToName,$ToAddr,$Subject,$Flags</text:span><text:span text:style-name="T35">,$Kludges</text:span><text:span text:style-name="T32">,$Body)</text:span> <text:span text:style-name="T18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<text:soft-page-break/>test","","It is My test");</text:p>
      <text:p text:style-name="Text_20_body">создаст сообщение (типа <text:span text:style-name="T1">msg</text:span>) в директории '<text:span text:style-name="T32">msgs</text:span>' от <text:span text:style-name="T31">Alex@2:5030/1666</text:span> к <text:span text:style-name="T31">User@2:5030/1157.1</text:span><text:span text:style-name="T22"> </text:span>с темой '<text:span text:style-name="T32">msg test</text:span>' и телом '<text:span text:style-name="T31">It is My test</text:span>'. Установка любых флагов и кладжей сейчас не поддерживается, так что значения аргументов <text:span text:style-name="T31">$Flags</text:span> и <text:span text:style-name="T31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130314550885913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70">когда у них будет свободное время</text:span>.</text:p>
      <text:list xml:id="list130314217034954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oft-page-break/><text:span text:style-name="T1">Milner</text:span>, Mats Birch, Mats <text:span text:style-name="T1">Wallin</text:span>. ALL RIGHTS RESERVED.</text:p>
      <text:list xml:id="list130314260204754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997960086" text:style-name="L8">
        <text:list-item>
          <text:p text:style-name="P88">публикуйте в эхо-конференции RU.FTRACK <text:s text:c="86"/></text:p>
        </text:list-item>
        <text:list-item>
          <text:p text:style-name="P88">публикуйте в баг-трекере на сайте <text:a xlink:type="simple" xlink:href="http://sourceforge.net/projects/ftrack-as" text:style-name="Internet_20_link" text:visited-style-name="Visited_20_Internet_20_Link"><text:span text:style-name="T32">http://sourceforge.net/projects/ftrack-as</text:span></text:a> <text:s text:c="51"/></text:p>
        </text:list-item>
        <text:list-item>
          <text:p text:style-name="P88">отправляйте разработчикам личной почтой. <text:s text:c="83"/></text:p>
        </text:list-item>
      </text:list>
      <text:p text:style-name="Text_20_body">Разработчики:</text:p>
      <text:list xml:id="list103585674" text:style-name="L9">
        <text:list-item>
          <text:p text:style-name="P89">с 2003 по 2006 г. - Alex <text:span text:style-name="T1">Soukhotine</text:span></text:p>
        </text:list-item>
      </text:list>
      <text:p text:style-name="P57">2:5030/1157@fidonet (ph0enix@users.sourceforge.net) <text:s text:c="72"/></text:p>
      <text:list xml:id="list3559667931" text:style-name="L10">
        <text:list-item>
          <text:p text:style-name="P90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57">2:5080/102@fidonet (<text:span text:style-name="T1">stas_degteff@users.sourceforge.net</text:span>) <text:s text:c="68"/></text:p>
      <text:list xml:id="list3800090565" text:style-name="L11">
        <text:list-item>
          <text:p text:style-name="P91">с 2009 г. по настоящее время Michael <text:span text:style-name="T1">Dukelsky</text:span></text:p>
        </text:list-item>
      </text:list>
      <text:p text:style-name="P57">2:5020/1042@fidonet (<text:span text:style-name="T1">dukelsky@users.sourceforge.net</text:span>)</text:p>
      <text:p text:style-name="Text_20_body">Сайт проекта:</text:p>
      <text:p text:style-name="P57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6</text:page-number> из <text:page-count>46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0000000</meta:creation-date>
    <dc:date>2020-03-15T13:03:12.584476962</dc:date>
    <meta:editing-duration>P3DT18H45M45S</meta:editing-duration>
    <meta:editing-cycles>169</meta:editing-cycles>
    <meta:generator>LibreOffice/5.3.6.1$Linux_X86_64 LibreOffice_project/30$Build-1</meta:generator>
    <meta:print-date>2011-01-06T12:17:03.840000000</meta:print-date>
    <dc:title>RNtrack- справочное руководство</dc:title>
    <meta:document-statistic meta:table-count="18" meta:image-count="0" meta:object-count="0" meta:page-count="46" meta:paragraph-count="1003" meta:word-count="9537" meta:character-count="66740" meta:non-whitespace-character-count="57536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